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020000000204B249CA79A42C6D7.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1" svg:font-family="OpenSymbol" style:font-pitch="variable" style:font-charset="x-symbol"/>
    <style:font-face style:name="OpenSymbol2" svg:font-family="OpenSymbol" style:font-adornments="Oblique" style:font-pitch="variable" style:font-charset="x-symbol"/>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OpenSymbol" svg:font-family="OpenSymbol"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Times New Roman2" svg:font-family="'Times New Roman'" style:font-family-generic="swiss" style:font-pitch="variable"/>
    <style:font-face style:name="Bitstream Vera Sans6" svg:font-family="'Bitstream Vera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officeooo:rsid="00178920" officeooo:paragraph-rsid="00178920"/>
    </style:style>
    <style:style style:name="P13" style:family="paragraph" style:parent-style-name="Footer">
      <style:text-properties officeooo:paragraph-rsid="00261d22"/>
    </style:style>
    <style:style style:name="P14" style:family="paragraph" style:parent-style-name="Standard">
      <style:text-properties fo:font-size="2pt" style:font-size-asian="2pt" style:font-size-complex="2pt"/>
    </style:style>
    <style:style style:name="P15" style:family="paragraph" style:parent-style-name="Standard">
      <style:text-properties fo:font-size="6pt" style:font-size-asian="6pt" style:font-size-complex="6pt"/>
    </style:style>
    <style:style style:name="P16" style:family="paragraph" style:parent-style-name="Header">
      <style:text-properties fo:font-size="3pt" style:font-size-asian="4pt" style:font-size-complex="4pt"/>
    </style:style>
    <style:style style:name="P17" style:family="paragraph" style:parent-style-name="Header">
      <style:text-properties fo:font-size="14pt" style:font-size-asian="14pt" style:font-size-complex="14pt"/>
    </style:style>
    <style:style style:name="P18" style:family="paragraph" style:parent-style-name="Header">
      <style:paragraph-properties fo:text-align="end" style:justify-single-word="false"/>
      <style:text-properties fo:font-size="12pt" style:font-size-asian="12pt" style:font-size-complex="12pt"/>
    </style:style>
    <style:style style:name="P19"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20"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21"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24"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_5f_En-tête">
      <style:text-properties officeooo:paragraph-rsid="0053f0c5"/>
    </style:style>
    <style:style style:name="P26" style:family="paragraph" style:parent-style-name="Folio">
      <style:paragraph-properties fo:text-align="center" style:justify-single-word="false"/>
      <style:text-properties fo:font-size="8pt" officeooo:paragraph-rsid="001ce334" style:font-size-asian="8pt" style:font-size-complex="8pt"/>
    </style:style>
    <style:style style:name="P27" style:family="paragraph" style:parent-style-name="Exo_5f_Num" style:master-page-name="_5f_Fiche_20_éditeur_20_série_20_2_20_une_20_colonne_20_impaire_20__28_G_29_">
      <style:paragraph-properties fo:margin-top="0.4cm" fo:margin-bottom="0.101cm" style:contextual-spacing="false" style:page-number="80" fo:break-before="auto" fo:break-after="auto"/>
      <style:text-properties officeooo:paragraph-rsid="006294d3"/>
    </style:style>
    <style:style style:name="P28" style:family="paragraph" style:parent-style-name="Exo_5f_Num">
      <style:paragraph-properties fo:margin-top="0.101cm" fo:margin-bottom="0cm" style:contextual-spacing="false"/>
      <style:text-properties officeooo:rsid="006294d3" officeooo:paragraph-rsid="006294d3"/>
    </style:style>
    <style:style style:name="P29" style:family="paragraph" style:parent-style-name="Exo_5f_Num" style:list-style-name="Num_5f_Exo">
      <style:paragraph-properties fo:margin-top="0.101cm" fo:margin-bottom="0cm" style:contextual-spacing="false"/>
      <style:text-properties officeooo:paragraph-rsid="0071a753"/>
    </style:style>
    <style:style style:name="P30" style:family="paragraph" style:parent-style-name="Exo_5f_Num" style:list-style-name="Num_5f_Exo">
      <style:paragraph-properties fo:margin-top="0.101cm" fo:margin-bottom="0cm" style:contextual-spacing="false"/>
      <style:text-properties officeooo:paragraph-rsid="007b78ef"/>
    </style:style>
    <style:style style:name="P31" style:family="paragraph" style:parent-style-name="Exo_5f_Num" style:list-style-name="Num_5f_Exo">
      <style:paragraph-properties fo:margin-top="0.101cm" fo:margin-bottom="0cm" style:contextual-spacing="false"/>
      <style:text-properties officeooo:paragraph-rsid="006e73af"/>
    </style:style>
    <style:style style:name="P32" style:family="paragraph" style:parent-style-name="Exo_5f_Num" style:list-style-name="Num_5f_Exo">
      <style:paragraph-properties fo:margin-top="0.101cm" fo:margin-bottom="0cm" style:contextual-spacing="false"/>
      <style:text-properties style:text-position="0% 100%" style:font-name="Bitstream Vera Sans1" fo:font-size="10pt" fo:font-style="normal" officeooo:paragraph-rsid="007b78ef" style:font-name-asian="OpenSymbol1" style:font-size-asian="10pt" style:font-style-asian="normal" style:font-name-complex="OpenSymbol1" style:font-size-complex="10pt" style:font-style-complex="normal"/>
    </style:style>
    <style:style style:name="P33" style:family="paragraph" style:parent-style-name="Exo_5f_Num" style:list-style-name="Num_5f_Exo">
      <style:paragraph-properties fo:margin-top="0.101cm" fo:margin-bottom="0cm" style:contextual-spacing="false"/>
      <style:text-properties fo:color="#b3b3b3" loext:opacity="100%" style:text-position="0% 100%" style:font-name="Bitstream Vera Sans1" fo:font-size="10pt" fo:font-style="normal" style:text-underline-style="none" fo:font-weight="normal" officeooo:paragraph-rsid="007b78ef" fo:background-color="transparent" style:font-name-asian="OpenSymbol1" style:font-size-asian="10pt" style:font-style-asian="normal" style:font-weight-asian="normal" style:font-name-complex="OpenSymbol1" style:font-size-complex="10pt" style:font-style-complex="normal" style:font-weight-complex="normal"/>
    </style:style>
    <style:style style:name="P34" style:family="paragraph" style:parent-style-name="Exo_5f_Num" style:list-style-name="Num_5f_Exo">
      <style:paragraph-properties fo:margin-top="0.101cm" fo:margin-bottom="0cm" style:contextual-spacing="false"/>
      <style:text-properties officeooo:rsid="0069809b" officeooo:paragraph-rsid="006e73af"/>
    </style:style>
    <style:style style:name="P35" style:family="paragraph" style:parent-style-name="Exo_5f_Num">
      <style:paragraph-properties fo:margin-top="0.651cm" fo:margin-bottom="0.101cm" style:contextual-spacing="false"/>
      <style:text-properties officeooo:paragraph-rsid="006294d3"/>
    </style:style>
    <style:style style:name="P36" style:family="paragraph" style:parent-style-name="Exo_5f_Num">
      <style:paragraph-properties fo:margin-top="0.651cm" fo:margin-bottom="0.101cm" style:contextual-spacing="false" fo:break-before="column"/>
      <style:text-properties officeooo:paragraph-rsid="00647498"/>
    </style:style>
    <style:style style:name="P37" style:family="paragraph" style:parent-style-name="Exo_5f_Num">
      <style:paragraph-properties fo:margin-top="0.651cm" fo:margin-bottom="0cm" style:contextual-spacing="false"/>
      <style:text-properties officeooo:paragraph-rsid="006e73af"/>
    </style:style>
    <style:style style:name="P38" style:family="paragraph" style:parent-style-name="Exo_5f_Num" style:list-style-name="Num_5f_Exo">
      <style:paragraph-properties fo:margin-top="0.101cm" fo:margin-bottom="0.101cm" style:contextual-spacing="false"/>
      <style:text-properties officeooo:rsid="00647498" officeooo:paragraph-rsid="006e73af"/>
    </style:style>
    <style:style style:name="P39" style:family="paragraph" style:parent-style-name="Exo_5f_Num" style:list-style-name="Num_5f_Exo">
      <style:paragraph-properties fo:margin-top="0.101cm" fo:margin-bottom="0.101cm" style:contextual-spacing="false"/>
      <style:text-properties officeooo:rsid="00653cda" officeooo:paragraph-rsid="006e73af"/>
    </style:style>
    <style:style style:name="P40" style:family="paragraph" style:parent-style-name="Exo_5f_Num" style:list-style-name="Num_5f_Exo">
      <style:paragraph-properties fo:margin-top="0.101cm" fo:margin-bottom="0.101cm" style:contextual-spacing="false"/>
      <style:text-properties style:text-position="0% 100%" style:font-name="Bitstream Vera Sans1" fo:font-size="10pt" fo:font-style="normal" officeooo:rsid="00647498" officeooo:paragraph-rsid="0080848f" style:font-name-asian="OpenSymbol1" style:font-size-asian="10pt" style:font-style-asian="normal" style:font-name-complex="OpenSymbol1" style:font-size-complex="10pt" style:font-style-complex="normal"/>
    </style:style>
    <style:style style:name="P41" style:family="paragraph" style:parent-style-name="Exo_5f_Num" style:list-style-name="Num_5f_Exo">
      <style:paragraph-properties fo:margin-top="0.101cm" fo:margin-bottom="0.101cm" style:contextual-spacing="false"/>
      <style:text-properties style:text-position="0% 100%" style:font-name="Bitstream Vera Sans1" fo:font-size="10pt" fo:font-style="normal" officeooo:rsid="00653cda" officeooo:paragraph-rsid="0080848f" style:font-name-asian="OpenSymbol1" style:font-size-asian="10pt" style:font-style-asian="normal" style:font-name-complex="OpenSymbol1" style:font-size-complex="10pt" style:font-style-complex="normal"/>
    </style:style>
    <style:style style:name="P42" style:family="paragraph" style:parent-style-name="Exo_5f_Num">
      <style:paragraph-properties fo:margin-top="0.6cm" fo:margin-bottom="0.101cm" style:contextual-spacing="false"/>
      <style:text-properties officeooo:paragraph-rsid="00700972"/>
    </style:style>
    <style:style style:name="P43" style:family="paragraph" style:parent-style-name="Exo_5f_Num">
      <style:paragraph-properties fo:margin-top="0.52cm" fo:margin-bottom="0cm" style:contextual-spacing="false"/>
    </style:style>
    <style:style style:name="P44" style:family="paragraph" style:parent-style-name="Exo_5f_Num" style:list-style-name="Num_5f_Exo">
      <style:paragraph-properties fo:margin-top="0.52cm" fo:margin-bottom="0cm" style:contextual-spacing="false"/>
      <style:text-properties officeooo:paragraph-rsid="0069809b"/>
    </style:style>
    <style:style style:name="P45" style:family="paragraph" style:parent-style-name="Exo_5f_Num" style:list-style-name="Num_5f_Exo">
      <style:paragraph-properties fo:margin-top="0.52cm" fo:margin-bottom="0cm" style:contextual-spacing="false" fo:line-height="100%"/>
      <style:text-properties officeooo:paragraph-rsid="006e73af"/>
    </style:style>
    <style:style style:name="P46" style:family="paragraph" style:parent-style-name="Exo_5f_Num" style:list-style-name="Num_5f_Exo">
      <style:paragraph-properties fo:margin-top="0cm" fo:margin-bottom="0cm" style:contextual-spacing="false"/>
      <style:text-properties officeooo:paragraph-rsid="006e73af"/>
    </style:style>
    <style:style style:name="P47" style:family="paragraph" style:parent-style-name="Exo_5f_Num" style:list-style-name="Num_5f_Exo">
      <style:paragraph-properties fo:margin-top="0cm" fo:margin-bottom="0cm" style:contextual-spacing="false" style:line-height-at-least="0.706cm">
        <style:tab-stops>
          <style:tab-stop style:position="9.2cm" style:type="right" style:leader-style="dotted" style:leader-text="."/>
        </style:tab-stops>
      </style:paragraph-properties>
      <style:text-properties officeooo:paragraph-rsid="008415ad"/>
    </style:style>
    <style:style style:name="P48" style:family="paragraph" style:parent-style-name="Exo_5f_Num" style:list-style-name="">
      <style:paragraph-properties fo:margin-top="0cm" fo:margin-bottom="0cm" style:contextual-spacing="false" style:line-height-at-least="0.706cm">
        <style:tab-stops>
          <style:tab-stop style:position="9.2cm" style:type="right" style:leader-style="dotted" style:leader-text="."/>
        </style:tab-stops>
      </style:paragraph-properties>
      <style:text-properties officeooo:paragraph-rsid="008415ad"/>
    </style:style>
    <style:style style:name="P49" style:family="paragraph" style:parent-style-name="FILET_5f_POINTILLES" style:list-style-name="Num_5f_Exo">
      <style:paragraph-properties fo:margin-top="0cm" fo:margin-bottom="0cm" style:contextual-spacing="false"/>
      <style:text-properties fo:color="#b3b3b3" loext:opacity="100%" style:text-position="0% 100%" style:font-name="Bitstream Vera Sans3" fo:font-size="10pt" fo:font-style="normal" officeooo:paragraph-rsid="008127db" fo:background-color="transparent" style:font-name-asian="OpenSymbol1" style:font-size-asian="10pt" style:font-style-asian="normal" style:font-name-complex="OpenSymbol1" style:font-size-complex="10pt" style:font-style-complex="normal"/>
    </style:style>
    <style:style style:name="P50" style:family="paragraph" style:parent-style-name="FILET_5f_POINTILLES" style:list-style-name="Num_5f_Exo">
      <style:paragraph-properties fo:margin-top="0cm" fo:margin-bottom="0cm" style:contextual-spacing="false"/>
      <style:text-properties fo:color="#b3b3b3" loext:opacity="100%" style:text-position="0% 100%" style:font-name="Bitstream Vera Sans3" fo:font-size="10pt" fo:font-style="normal" officeooo:paragraph-rsid="008798e8" fo:background-color="transparent" style:font-name-asian="OpenSymbol1" style:font-size-asian="10pt" style:font-style-asian="normal" style:font-name-complex="OpenSymbol1" style:font-size-complex="10pt" style:font-style-complex="normal"/>
    </style:style>
    <style:style style:name="P51" style:family="paragraph" style:parent-style-name="FILET_5f_POINTILLES" style:list-style-name="Num_5f_Exo">
      <style:paragraph-properties fo:margin-top="0cm" fo:margin-bottom="0cm" style:contextual-spacing="false" style:line-height-at-least="0.706cm"/>
      <style:text-properties fo:color="#b3b3b3" loext:opacity="100%" style:text-position="0% 100%" style:font-name="Bitstream Vera Sans3" fo:font-size="10pt" fo:font-style="normal" officeooo:paragraph-rsid="008798e8" fo:background-color="transparent" style:font-name-asian="OpenSymbol1" style:font-size-asian="10pt" style:font-style-asian="normal" style:font-name-complex="OpenSymbol1" style:font-size-complex="10pt" style:font-style-complex="normal"/>
    </style:style>
    <style:style style:name="P52" style:family="paragraph" style:parent-style-name="FILET_5f_POINTILLES" style:list-style-name="liste_5f_abc">
      <style:paragraph-properties fo:margin-top="0cm" fo:margin-bottom="0cm" style:contextual-spacing="false"/>
      <style:text-properties fo:color="#000000" loext:opacity="100%" style:text-position="0% 100%" style:font-name="Bitstream Vera Sans1" fo:font-size="10pt" fo:font-style="normal" fo:font-weight="normal" officeooo:paragraph-rsid="0070d18b" style:font-name-asian="OpenSymbol1" style:font-size-asian="10pt" style:font-style-asian="normal" style:font-name-complex="OpenSymbol1" style:font-size-complex="10pt" style:font-style-complex="normal"/>
    </style:style>
    <style:style style:name="P53" style:family="paragraph" style:parent-style-name="Standard" style:list-style-name="Num_5f_Exo">
      <style:paragraph-properties fo:margin-top="0.52cm" fo:margin-bottom="0cm" style:contextual-spacing="false" fo:line-height="100%"/>
      <style:text-properties officeooo:paragraph-rsid="006e73af"/>
    </style:style>
    <style:style style:name="P54" style:family="paragraph" style:parent-style-name="_5f_Paragraphe_20_livret_20_" style:list-style-name="L1" style:master-page-name="">
      <loext:graphic-properties draw:fill="none"/>
      <style:paragraph-properties fo:margin-left="0cm" fo:margin-right="0cm" fo:margin-top="0cm" fo:margin-bottom="0cm" style:contextual-spacing="false" style:line-height-at-least="0.706cm" fo:text-align="justify" style:justify-single-word="false" fo:text-indent="-0.6cm" style:auto-text-indent="false" style:page-number="auto" fo:background-color="transparent" style:shadow="none">
        <style:tab-stops/>
      </style:paragraph-properties>
      <style:text-properties officeooo:paragraph-rsid="00758c8f"/>
    </style:style>
    <style:style style:name="P55" style:family="paragraph" style:parent-style-name="_5f_Paragraphe_20_livret_20_" style:list-style-name="L1">
      <loext:graphic-properties draw:fill="none"/>
      <style:paragraph-properties fo:margin-left="0cm" fo:margin-right="0cm" fo:margin-top="0cm" fo:margin-bottom="0cm" style:contextual-spacing="false" style:line-height-at-least="0.706cm" fo:text-align="justify" style:justify-single-word="false" fo:text-indent="-0.6cm" style:auto-text-indent="false" fo:background-color="transparent" style:shadow="none">
        <style:tab-stops/>
      </style:paragraph-properties>
      <style:text-properties officeooo:paragraph-rsid="0079d937"/>
    </style:style>
    <style:style style:name="P56" style:family="paragraph" style:parent-style-name="_5f_Paragraphe_20_livret_20_" style:list-style-name="L1">
      <loext:graphic-properties draw:fill="none"/>
      <style:paragraph-properties fo:margin-left="0cm" fo:margin-right="0cm" fo:margin-top="0cm" fo:margin-bottom="0cm" style:contextual-spacing="false" style:line-height-at-least="0.706cm" fo:text-align="justify" style:justify-single-word="false" fo:text-indent="-0.6cm" style:auto-text-indent="false" fo:background-color="transparent" style:shadow="none">
        <style:tab-stops/>
      </style:paragraph-properties>
      <style:text-properties officeooo:paragraph-rsid="00758c8f"/>
    </style:style>
    <style:style style:name="P57" style:family="paragraph" style:parent-style-name="_5f_Paragraphe_20_livret_20_" style:list-style-name="L1" style:master-page-name="">
      <loext:graphic-properties draw:fill="none"/>
      <style:paragraph-properties fo:margin-left="0cm" fo:margin-right="0cm" fo:margin-top="0.27cm" fo:margin-bottom="0cm" style:contextual-spacing="false" fo:line-height="100%" fo:text-align="justify" style:justify-single-word="false" fo:text-indent="-0.6cm" style:auto-text-indent="false" style:page-number="auto" fo:background-color="transparent" style:shadow="none">
        <style:tab-stops>
          <style:tab-stop style:position="4.5cm" style:type="right" style:leader-style="dotted" style:leader-text="."/>
        </style:tab-stops>
      </style:paragraph-properties>
      <style:text-properties officeooo:paragraph-rsid="0079d937"/>
    </style:style>
    <style:style style:name="P58" style:family="paragraph" style:parent-style-name="_5f_Paragraphe_20_livret_20_" style:list-style-name="L1">
      <loext:graphic-properties draw:fill="none"/>
      <style:paragraph-properties fo:margin-left="0cm" fo:margin-right="0cm" fo:margin-top="0.3cm" fo:margin-bottom="0cm" style:contextual-spacing="false" fo:line-height="100%" fo:text-align="justify" style:justify-single-word="false" fo:text-indent="-0.6cm" style:auto-text-indent="false" fo:background-color="transparent" style:shadow="none">
        <style:tab-stops>
          <style:tab-stop style:position="4.5cm" style:type="right" style:leader-style="dotted" style:leader-text="."/>
        </style:tab-stops>
      </style:paragraph-properties>
      <style:text-properties officeooo:paragraph-rsid="0079d937"/>
    </style:style>
    <style:style style:name="P59" style:family="paragraph" style:parent-style-name="_5f_Paragraphe_20_livret_20_" style:list-style-name="L1">
      <loext:graphic-properties draw:fill="none"/>
      <style:paragraph-properties fo:margin-left="0cm" fo:margin-right="0cm" fo:margin-top="0.3cm" fo:margin-bottom="0cm" style:contextual-spacing="false" fo:line-height="100%" fo:text-align="justify" style:justify-single-word="false" fo:text-indent="-0.6cm" style:auto-text-indent="false" fo:background-color="transparent" style:shadow="none">
        <style:tab-stops>
          <style:tab-stop style:position="4.5cm" style:type="right" style:leader-style="dotted" style:leader-text="."/>
        </style:tab-stops>
      </style:paragraph-properties>
      <style:text-properties officeooo:paragraph-rsid="00758c8f"/>
    </style:style>
    <style:style style:name="P60" style:family="paragraph" style:parent-style-name="_5f_Paragraphe_20_livret_20_" style:list-style-name="L2" style:master-page-name="">
      <loext:graphic-properties draw:fill="none"/>
      <style:paragraph-properties fo:margin-left="0cm" fo:margin-right="0cm" fo:margin-top="0cm" fo:margin-bottom="0cm" style:contextual-spacing="false" style:line-height-at-least="0.706cm" fo:text-align="justify"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7f565e"/>
    </style:style>
    <style:style style:name="P61" style:family="paragraph" style:parent-style-name="_5f_Paragraphe_20_livret_20_" style:list-style-name="L2">
      <loext:graphic-properties draw:fill="none"/>
      <style:paragraph-properties fo:margin-left="0cm" fo:margin-right="0cm" fo:margin-top="0cm" fo:margin-bottom="0cm" style:contextual-spacing="false" style:line-height-at-least="0.706cm" fo:text-align="justify"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7f565e"/>
    </style:style>
    <style:style style:name="P62" style:family="paragraph" style:parent-style-name="_5f_Paragraphe_20_livret_20_" style:list-style-name="L2">
      <loext:graphic-properties draw:fill="none"/>
      <style:paragraph-properties fo:margin-left="0cm" fo:margin-right="0cm" fo:margin-top="0cm" fo:margin-bottom="0cm" style:contextual-spacing="false" style:line-height-at-least="0.706cm" fo:text-align="justify"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7f7060"/>
    </style:style>
    <style:style style:name="P63" style:family="paragraph" style:parent-style-name="_5f_Paragraphe_20_livret_20_" style:list-style-name="L2">
      <loext:graphic-properties draw:fill="none"/>
      <style:paragraph-properties fo:margin-left="0cm" fo:margin-right="0cm" fo:margin-top="0cm" fo:margin-bottom="0cm" style:contextual-spacing="false" style:line-height-at-least="0.706cm" fo:text-align="justify" style:justify-single-word="false" fo:text-indent="0cm" style:auto-text-indent="false" fo:background-color="transparent" style:shadow="none">
        <style:tab-stops>
          <style:tab-stop style:position="9.2cm" style:type="right" style:leader-style="dotted" style:leader-text="."/>
        </style:tab-stops>
      </style:paragraph-properties>
      <style:text-properties style:text-position="0% 100%" style:font-name="Bitstream Vera Sans1" fo:font-size="10pt" fo:font-style="normal" style:text-underline-style="none" fo:font-weight="normal" officeooo:paragraph-rsid="007f7060" style:font-name-asian="OpenSymbol1" style:font-size-asian="10pt" style:font-style-asian="normal" style:font-weight-asian="normal" style:font-name-complex="OpenSymbol1" style:font-size-complex="10pt" style:font-style-complex="normal" style:font-weight-complex="normal"/>
    </style:style>
    <style:style style:name="P64" style:family="paragraph" style:parent-style-name="_5f_Paragraphe_20_livret_20_" style:list-style-name="liste_5f_abc">
      <style:paragraph-properties fo:margin-top="0cm" fo:margin-bottom="0cm" style:contextual-spacing="false" style:line-height-at-least="0.706cm">
        <style:tab-stops>
          <style:tab-stop style:position="9.2cm" style:type="right" style:leader-style="dotted" style:leader-text="."/>
        </style:tab-stops>
      </style:paragraph-properties>
      <style:text-properties officeooo:paragraph-rsid="00758c8f"/>
    </style:style>
    <style:style style:name="P65" style:family="paragraph" style:parent-style-name="_5f_Paragraphe_20_livret_20_" style:list-style-name="liste_5f_abc">
      <style:paragraph-properties fo:margin-top="0cm" fo:margin-bottom="0cm" style:contextual-spacing="false" style:line-height-at-least="0.706cm">
        <style:tab-stops>
          <style:tab-stop style:position="9.2cm" style:type="right" style:leader-style="dotted" style:leader-text="."/>
        </style:tab-stops>
      </style:paragraph-properties>
      <style:text-properties officeooo:paragraph-rsid="0081c335"/>
    </style:style>
    <style:style style:name="P66" style:family="paragraph" style:parent-style-name="_5f_Paragraphe_20_livret_20_" style:list-style-name="Num_5f_Exo">
      <style:paragraph-properties fo:margin-top="0cm" fo:margin-bottom="0cm" style:contextual-spacing="false" style:line-height-at-least="0.706cm">
        <style:tab-stops>
          <style:tab-stop style:position="9.2cm" style:type="right" style:leader-style="dotted" style:leader-text="."/>
        </style:tab-stops>
      </style:paragraph-properties>
      <style:text-properties officeooo:paragraph-rsid="008415ad"/>
    </style:style>
    <style:style style:name="P67" style:family="paragraph" style:parent-style-name="_5f_Paragraphe_20_livret_20_" style:list-style-name="Num_5f_Exo">
      <style:paragraph-properties fo:margin-top="0cm" fo:margin-bottom="0cm" style:contextual-spacing="false" style:line-height-at-least="0.706cm">
        <style:tab-stops>
          <style:tab-stop style:position="9.2cm" style:type="right" style:leader-style="dotted" style:leader-text="."/>
        </style:tab-stops>
      </style:paragraph-properties>
      <style:text-properties officeooo:paragraph-rsid="0085e2b4"/>
    </style:style>
    <style:style style:name="P68" style:family="paragraph" style:parent-style-name="_5f_Paragraphe_20_livret_20_" style:list-style-name="liste_5f_abc">
      <style:paragraph-properties fo:margin-top="0cm" fo:margin-bottom="0cm" style:contextual-spacing="false" style:line-height-at-least="0.706cm" fo:text-align="start" style:justify-single-word="false">
        <style:tab-stops>
          <style:tab-stop style:position="9.2cm" style:type="right" style:leader-style="dotted" style:leader-text="."/>
        </style:tab-stops>
      </style:paragraph-properties>
      <style:text-properties officeooo:paragraph-rsid="008a3101"/>
    </style:style>
    <style:style style:name="P69" style:family="paragraph" style:parent-style-name="_5f_Paragraphe_20_livret_20_" style:list-style-name="Num_5f_Exo">
      <style:paragraph-properties fo:margin-top="0cm" fo:margin-bottom="0cm" style:contextual-spacing="false" style:line-height-at-least="0.706cm">
        <style:tab-stops>
          <style:tab-stop style:position="9.2cm" style:type="right" style:leader-style="dotted" style:leader-text="."/>
        </style:tab-stops>
      </style:paragraph-properties>
      <style:text-properties style:text-position="0% 100%" style:font-name="Bitstream Vera Sans1" fo:font-size="10pt" fo:font-style="normal" officeooo:paragraph-rsid="0085e2b4" style:font-name-asian="OpenSymbol1" style:font-size-asian="10pt" style:font-style-asian="normal" style:font-name-complex="OpenSymbol1" style:font-size-complex="10pt" style:font-style-complex="normal"/>
    </style:style>
    <style:style style:name="P70" style:family="paragraph" style:parent-style-name="_5f_Paragraphe_20_livret_20_" style:list-style-name="liste_5f_abc">
      <style:paragraph-properties fo:margin-top="0.101cm" fo:margin-bottom="0cm" style:contextual-spacing="false"/>
      <style:text-properties fo:color="#000000" loext:opacity="100%" style:font-name="Bitstream Vera Sans1" fo:font-size="10pt" fo:font-style="normal" fo:font-weight="normal" officeooo:rsid="0070d18b" officeooo:paragraph-rsid="0070d18b" style:font-size-asian="10pt" style:font-style-asian="normal" style:font-size-complex="10pt" style:font-style-complex="normal"/>
    </style:style>
    <style:style style:name="P71" style:family="paragraph" style:parent-style-name="_5f_Paragraphe_20_livret_20_" style:list-style-name="liste_5f_abc">
      <style:paragraph-properties fo:margin-top="0.101cm" fo:margin-bottom="0cm" style:contextual-spacing="false"/>
      <style:text-properties fo:color="#000000" loext:opacity="100%" style:text-position="0% 100%" style:font-name="Bitstream Vera Sans1" fo:font-size="10pt" fo:font-style="normal" fo:font-weight="normal" officeooo:rsid="0070d18b" officeooo:paragraph-rsid="0088fb6b" style:font-name-asian="OpenSymbol1" style:font-size-asian="10pt" style:font-style-asian="normal" style:font-name-complex="OpenSymbol1" style:font-size-complex="10pt" style:font-style-complex="normal"/>
    </style:style>
    <style:style style:name="P72" style:family="paragraph" style:parent-style-name="_5f_Paragraphe_20_livret_20_" style:list-style-name="liste_5f_abc">
      <style:paragraph-properties fo:margin-top="0.101cm" fo:margin-bottom="0cm" style:contextual-spacing="false"/>
      <style:text-properties officeooo:paragraph-rsid="0088fb6b"/>
    </style:style>
    <style:style style:name="P73" style:family="paragraph" style:parent-style-name="_5f_Pied_20_de_20_page" style:list-style-name=""/>
    <style:style style:name="P74" style:family="paragraph" style:parent-style-name="_5f_Pied_20_de_20_page" style:list-style-name="">
      <style:paragraph-properties fo:text-align="end" style:justify-single-word="false"/>
    </style:style>
    <style:style style:name="P75" style:family="paragraph" style:parent-style-name="_5f_Pied_20_de_20_page">
      <style:paragraph-properties fo:text-align="end" style:justify-single-word="false"/>
    </style:style>
    <style:style style:name="P7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77" style:family="paragraph">
      <style:paragraph-properties fo:text-align="center"/>
    </style:style>
    <style:style style:name="P78"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9"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P80" style:family="paragraph">
      <loext:graphic-properties draw:fill="solid" draw:fill-color="#7fb241"/>
    </style:style>
    <style:style style:name="T1" style:family="text">
      <style:text-properties fo:font-variant="small-caps"/>
    </style:style>
    <style:style style:name="T2" style:family="text">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language="zxx" fo:country="none" officeooo:rsid="0053f0c5" style:language-asian="zxx" style:country-asian="none"/>
    </style:style>
    <style:style style:name="T6" style:family="text">
      <style:text-properties fo:font-variant="normal" fo:text-transform="none" fo:color="#7fb241" loext:opacity="100%" style:font-name="Bitstream Vera Sans1" fo:font-size="16pt" fo:language="zxx" fo:country="none" fo:font-style="normal" fo:text-shadow="none" fo:font-weight="bold" officeooo:rsid="0053f0c5" style:font-size-asian="16pt" style:language-asian="zxx" style:country-asian="none" style:font-style-asian="normal" style:font-size-complex="16pt" style:font-style-complex="normal"/>
    </style:style>
    <style:style style:name="T7" style:family="text">
      <style:text-properties fo:font-variant="normal" fo:text-transform="none" fo:color="#7fb241" loext:opacity="100%" style:font-name="Bitstream Vera Sans1" fo:font-size="16pt" fo:language="zxx" fo:country="none" fo:font-style="normal" fo:text-shadow="none" fo:font-weight="bold" officeooo:rsid="005f8cc2" style:font-size-asian="16pt" style:language-asian="zxx" style:country-asian="none" style:font-style-asian="normal" style:font-size-complex="16pt" style:font-style-complex="normal"/>
    </style:style>
    <style:style style:name="T8" style:family="text">
      <style:text-properties officeooo:rsid="00546213"/>
    </style:style>
    <style:style style:name="T9" style:family="text">
      <style:text-properties officeooo:rsid="00261d22"/>
    </style:style>
    <style:style style:name="T10" style:family="text">
      <style:text-properties style:text-position="super 58%" style:font-name="Bitstream Vera Sans1" fo:font-size="10pt" fo:font-style="normal" style:text-underline-style="none" fo:font-weight="normal" officeooo:rsid="005cf126" style:font-name-asian="OpenSymbol1" style:font-size-asian="10pt" style:font-style-asian="normal" style:font-weight-asian="normal" style:font-name-complex="OpenSymbol1" style:font-size-complex="10pt" style:font-style-complex="normal" style:font-weight-complex="normal"/>
    </style:style>
    <style:style style:name="T11" style:family="text">
      <style:text-properties style:text-position="super 58%" style:font-name="Bitstream Vera Sans1" fo:font-size="10pt" fo:font-style="normal" style:text-underline-style="none" fo:font-weight="normal" officeooo:rsid="006af261" style:font-name-asian="OpenSymbol1" style:font-size-asian="10pt" style:font-style-asian="normal" style:font-weight-asian="normal" style:font-name-complex="OpenSymbol1" style:font-size-complex="10pt" style:font-style-complex="normal" style:font-weight-complex="normal"/>
    </style:style>
    <style:style style:name="T12" style:family="text">
      <style:text-properties style:text-position="super 58%" style:font-name="Bitstream Vera Sans1" fo:font-size="10pt" fo:font-style="normal" style:text-underline-style="none" fo:font-weight="normal" officeooo:rsid="0066b5f8" style:font-name-asian="OpenSymbol1" style:font-size-asian="10pt" style:font-style-asian="normal" style:font-weight-asian="normal" style:font-name-complex="OpenSymbol1" style:font-size-complex="10pt" style:font-style-complex="normal" style:font-weight-complex="normal"/>
    </style:style>
    <style:style style:name="T13" style:family="text">
      <style:text-properties style:text-position="super 58%" style:font-name="Bitstream Vera Sans1" fo:font-size="10pt" officeooo:rsid="0066b5f8" style:font-name-asian="OpenSymbol1" style:font-size-asian="10pt" style:font-name-complex="OpenSymbol1"/>
    </style:style>
    <style:style style:name="T14" style:family="text">
      <style:text-properties style:text-position="super 58%" fo:font-style="normal" style:text-underline-style="none" fo:font-weight="normal" officeooo:rsid="005cf126" style:font-style-asian="normal" style:font-weight-asian="normal" style:font-size-complex="10pt" style:font-style-complex="normal" style:font-weight-complex="normal"/>
    </style:style>
    <style:style style:name="T15" style:family="text">
      <style:text-properties style:text-position="super 58%" fo:font-style="normal" style:text-underline-style="none" fo:font-weight="normal" officeooo:rsid="006af261" style:font-style-asian="normal" style:font-weight-asian="normal" style:font-size-complex="10pt" style:font-style-complex="normal" style:font-weight-complex="normal"/>
    </style:style>
    <style:style style:name="T16" style:family="text">
      <style:text-properties style:text-position="super 58%" fo:font-style="normal" officeooo:rsid="0066b5f8"/>
    </style:style>
    <style:style style:name="T17" style:family="text">
      <style:text-properties style:text-position="super 58%" officeooo:rsid="0066b5f8"/>
    </style:style>
    <style:style style:name="T18" style:family="text">
      <style:text-properties style:text-position="0% 100%" style:font-name="Bitstream Vera Sans1" fo:font-size="10pt" fo:font-style="normal"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19" style:family="text">
      <style:text-properties style:text-position="0% 100%" style:font-name="Bitstream Vera Sans1" fo:font-size="10pt" fo:font-style="normal" style:text-underline-style="none" fo:font-weight="normal" officeooo:rsid="005fe358" style:font-name-asian="OpenSymbol1" style:font-size-asian="10pt" style:font-style-asian="normal" style:font-weight-asian="normal" style:font-name-complex="OpenSymbol1" style:font-size-complex="10pt" style:font-style-complex="normal" style:font-weight-complex="normal"/>
    </style:style>
    <style:style style:name="T20" style:family="text">
      <style:text-properties style:text-position="0% 100%" style:font-name="Bitstream Vera Sans1" fo:font-size="10pt" fo:font-style="normal" style:text-underline-style="none" fo:font-weight="normal" officeooo:rsid="0061794e" style:font-name-asian="OpenSymbol1" style:font-size-asian="10pt" style:font-style-asian="normal" style:font-weight-asian="normal" style:font-name-complex="OpenSymbol1" style:font-size-complex="10pt" style:font-style-complex="normal" style:font-weight-complex="normal"/>
    </style:style>
    <style:style style:name="T21" style:family="text">
      <style:text-properties style:text-position="0% 100%" style:font-name="Bitstream Vera Sans1" fo:font-size="10pt" fo:font-style="normal" style:text-underline-style="none" fo:font-weight="normal" officeooo:rsid="006294d3" style:font-name-asian="OpenSymbol1" style:font-size-asian="10pt" style:font-style-asian="normal" style:font-weight-asian="normal" style:font-name-complex="OpenSymbol1" style:font-size-complex="10pt" style:font-style-complex="normal" style:font-weight-complex="normal"/>
    </style:style>
    <style:style style:name="T22" style:family="text">
      <style:text-properties style:text-position="0% 100%" style:font-name="Bitstream Vera Sans1" fo:font-size="10pt" fo:font-style="normal" style:text-underline-style="none" fo:font-weight="normal" officeooo:rsid="00647498" style:font-name-asian="OpenSymbol1" style:font-size-asian="10pt" style:font-style-asian="normal" style:font-weight-asian="normal" style:font-name-complex="OpenSymbol1" style:font-size-complex="10pt" style:font-style-complex="normal" style:font-weight-complex="normal"/>
    </style:style>
    <style:style style:name="T23" style:family="text">
      <style:text-properties style:text-position="0% 100%" style:font-name="Bitstream Vera Sans1" fo:font-size="10pt" fo:font-style="normal" style:text-underline-style="none" fo:font-weight="normal" officeooo:rsid="00653cda" style:font-name-asian="OpenSymbol1" style:font-size-asian="10pt" style:font-style-asian="normal" style:font-weight-asian="normal" style:font-name-complex="OpenSymbol1" style:font-size-complex="10pt" style:font-style-complex="normal" style:font-weight-complex="normal"/>
    </style:style>
    <style:style style:name="T24" style:family="text">
      <style:text-properties style:text-position="0% 100%" style:font-name="Bitstream Vera Sans1" fo:font-size="10pt" fo:font-style="normal" style:text-underline-style="none" fo:font-weight="normal" officeooo:rsid="0066b5f8" style:font-name-asian="OpenSymbol1" style:font-size-asian="10pt" style:font-style-asian="normal" style:font-weight-asian="normal" style:font-name-complex="OpenSymbol1" style:font-size-complex="10pt" style:font-style-complex="normal" style:font-weight-complex="normal"/>
    </style:style>
    <style:style style:name="T25" style:family="text">
      <style:text-properties style:text-position="0% 100%" style:font-name="Bitstream Vera Sans1" fo:font-size="10pt" fo:font-style="normal" style:text-underline-style="none" fo:font-weight="normal" officeooo:rsid="007b78ef" style:font-name-asian="OpenSymbol1" style:font-size-asian="10pt" style:font-style-asian="normal" style:font-weight-asian="normal" style:font-name-complex="OpenSymbol1" style:font-size-complex="10pt" style:font-style-complex="normal" style:font-weight-complex="normal"/>
    </style:style>
    <style:style style:name="T26" style:family="text">
      <style:text-properties style:text-position="0% 100%" style:font-name="Bitstream Vera Sans1" fo:font-size="10pt" fo:font-style="normal" style:text-underline-style="none" fo:font-weight="normal" officeooo:rsid="00716940" style:font-name-asian="OpenSymbol1" style:font-size-asian="10pt" style:font-style-asian="normal" style:font-weight-asian="normal" style:font-name-complex="OpenSymbol1" style:font-size-complex="10pt" style:font-style-complex="normal" style:font-weight-complex="normal"/>
    </style:style>
    <style:style style:name="T27" style:family="text">
      <style:text-properties style:text-position="0% 100%" style:font-name="Bitstream Vera Sans1" fo:font-size="10pt" fo:font-style="normal" style:text-underline-style="none" fo:font-weight="normal" officeooo:rsid="008415ad" style:font-name-asian="OpenSymbol1" style:font-size-asian="10pt" style:font-style-asian="normal" style:font-weight-asian="normal" style:font-name-complex="OpenSymbol1" style:font-size-complex="10pt" style:font-style-complex="normal" style:font-weight-complex="normal"/>
    </style:style>
    <style:style style:name="T28" style:family="text">
      <style:text-properties style:text-position="0% 100%" style:text-underline-style="none" fo:font-weight="normal" officeooo:rsid="006294d3" style:font-name-asian="OpenSymbol1" style:font-size-asian="10pt" style:font-style-asian="normal" style:font-weight-asian="normal" style:font-name-complex="OpenSymbol1" style:font-size-complex="10pt" style:font-style-complex="normal" style:font-weight-complex="normal"/>
    </style:style>
    <style:style style:name="T29" style:family="text">
      <style:text-properties style:text-position="0% 100%" style:text-underline-style="none" fo:font-weight="normal" officeooo:rsid="00716940" style:font-name-asian="OpenSymbol1" style:font-size-asian="10pt" style:font-style-asian="normal" style:font-weight-asian="normal" style:font-name-complex="OpenSymbol1" style:font-size-complex="10pt" style:font-style-complex="normal" style:font-weight-complex="normal"/>
    </style:style>
    <style:style style:name="T30" style:family="text">
      <style:text-properties style:text-position="0% 100%" style:text-underline-style="none" fo:font-weight="normal" officeooo:rsid="0081c335" style:font-style-asian="normal" style:font-weight-asian="normal" style:font-size-complex="10pt" style:font-style-complex="normal" style:font-weight-complex="normal"/>
    </style:style>
    <style:style style:name="T31" style:family="text">
      <style:text-properties style:text-position="0% 100%" style:text-underline-style="none" fo:font-weight="normal" officeooo:rsid="00425cb8" style:font-weight-asian="normal" style:font-size-complex="10pt" style:font-weight-complex="normal"/>
    </style:style>
    <style:style style:name="T32" style:family="text">
      <style:text-properties style:text-position="0% 100%" style:text-underline-style="none" officeooo:rsid="008415ad" style:font-style-asian="normal" style:font-size-complex="10pt" style:font-style-complex="normal"/>
    </style:style>
    <style:style style:name="T33" style:family="text">
      <style:text-properties style:text-position="0% 100%" style:text-underline-style="none" officeooo:rsid="0068297a" style:font-style-asian="normal" style:font-size-complex="10pt" style:font-style-complex="normal"/>
    </style:style>
    <style:style style:name="T34" style:family="text">
      <style:text-properties style:text-position="0% 100%" fo:font-size="10pt" style:text-underline-style="none" fo:font-weight="normal" officeooo:rsid="0061794e" style:font-name-asian="OpenSymbol1" style:font-size-asian="10pt" style:font-style-asian="normal" style:font-weight-asian="normal" style:font-name-complex="OpenSymbol1" style:font-size-complex="10pt" style:font-style-complex="normal" style:font-weight-complex="normal"/>
    </style:style>
    <style:style style:name="T35" style:family="text">
      <style:text-properties style:text-position="0% 100%" fo:font-size="10pt" style:text-underline-style="none" fo:font-weight="normal" officeooo:rsid="00425cb8" style:font-size-asian="10pt" style:font-weight-asian="normal" style:font-size-complex="10pt" style:font-weight-complex="normal"/>
    </style:style>
    <style:style style:name="T36" style:family="text">
      <style:text-properties style:text-position="0% 100%" fo:font-size="10pt" fo:font-style="normal" style:text-underline-style="none" fo:font-weight="normal" officeooo:rsid="008415ad" style:font-size-asian="10pt" style:font-style-asian="normal" style:font-weight-asian="normal" style:font-size-complex="10pt" style:font-style-complex="normal" style:font-weight-complex="normal"/>
    </style:style>
    <style:style style:name="T37" style:family="text">
      <style:text-properties style:text-position="0% 100%" fo:font-style="normal" style:text-underline-style="none" fo:font-weight="normal" style:font-style-asian="normal" style:font-weight-asian="normal" style:font-size-complex="10pt" style:font-style-complex="normal" style:font-weight-complex="normal"/>
    </style:style>
    <style:style style:name="T38" style:family="text">
      <style:text-properties style:text-position="0% 100%" fo:font-style="normal" style:text-underline-style="none" fo:font-weight="normal" officeooo:rsid="0079d937" style:font-style-asian="normal" style:font-weight-asian="normal" style:font-size-complex="10pt" style:font-style-complex="normal" style:font-weight-complex="normal"/>
    </style:style>
    <style:style style:name="T39" style:family="text">
      <style:text-properties style:text-position="0% 100%" fo:font-style="normal" style:text-underline-style="none" fo:font-weight="normal" officeooo:rsid="0061794e" style:font-style-asian="normal" style:font-weight-asian="normal" style:font-size-complex="10pt" style:font-style-complex="normal" style:font-weight-complex="normal"/>
    </style:style>
    <style:style style:name="T40" style:family="text">
      <style:text-properties style:text-position="0% 100%" fo:font-style="normal" style:text-underline-style="none" fo:font-weight="normal" officeooo:rsid="005fe358" style:font-style-asian="normal" style:font-weight-asian="normal" style:font-size-complex="10pt" style:font-style-complex="normal" style:font-weight-complex="normal"/>
    </style:style>
    <style:style style:name="T41" style:family="text">
      <style:text-properties style:text-position="0% 100%" fo:font-style="normal" style:text-underline-style="none" fo:font-weight="normal" officeooo:rsid="00647498" style:font-style-asian="normal" style:font-weight-asian="normal" style:font-size-complex="10pt" style:font-style-complex="normal" style:font-weight-complex="normal"/>
    </style:style>
    <style:style style:name="T42" style:family="text">
      <style:text-properties style:text-position="0% 100%" fo:font-style="normal" style:text-underline-style="none" fo:font-weight="normal" officeooo:rsid="00716940" style:font-style-asian="normal" style:font-weight-asian="normal" style:font-size-complex="10pt" style:font-style-complex="normal" style:font-weight-complex="normal"/>
    </style:style>
    <style:style style:name="T43" style:family="text">
      <style:text-properties style:text-position="0% 100%" fo:font-style="normal" style:text-underline-style="none" fo:font-weight="normal" officeooo:rsid="007b78ef" style:font-style-asian="normal" style:font-weight-asian="normal" style:font-size-complex="10pt" style:font-style-complex="normal" style:font-weight-complex="normal"/>
    </style:style>
    <style:style style:name="T44" style:family="text">
      <style:text-properties style:text-position="0% 100%" fo:font-style="normal" style:text-underline-style="none" fo:font-weight="normal" officeooo:rsid="007f565e" style:font-style-asian="normal" style:font-weight-asian="normal" style:font-size-complex="10pt" style:font-style-complex="normal" style:font-weight-complex="normal"/>
    </style:style>
    <style:style style:name="T45" style:family="text">
      <style:text-properties style:text-position="0% 100%" fo:font-style="normal" style:text-underline-style="none" fo:font-weight="normal" officeooo:rsid="007f7060" style:font-style-asian="normal" style:font-weight-asian="normal" style:font-size-complex="10pt" style:font-style-complex="normal" style:font-weight-complex="normal"/>
    </style:style>
    <style:style style:name="T46" style:family="text">
      <style:text-properties style:text-position="0% 100%" fo:font-style="normal" style:text-underline-style="none" fo:font-weight="normal" officeooo:rsid="0081c335" style:font-style-asian="normal" style:font-weight-asian="normal" style:font-size-complex="10pt" style:font-style-complex="normal" style:font-weight-complex="normal"/>
    </style:style>
    <style:style style:name="T47" style:family="text">
      <style:text-properties style:text-position="0% 100%" fo:font-style="normal" style:text-underline-style="none" fo:font-weight="normal" officeooo:rsid="007078e5" style:font-style-asian="normal" style:font-weight-asian="normal" style:font-size-complex="10pt" style:font-style-complex="normal" style:font-weight-complex="normal"/>
    </style:style>
    <style:style style:name="T48" style:family="text">
      <style:text-properties style:text-position="0% 100%" fo:font-style="normal" style:text-underline-style="none" fo:font-weight="normal" officeooo:rsid="008415ad" style:font-style-asian="normal" style:font-weight-asian="normal" style:font-size-complex="10pt" style:font-style-complex="normal" style:font-weight-complex="normal"/>
    </style:style>
    <style:style style:name="T49" style:family="text">
      <style:text-properties style:text-position="0% 100%" fo:font-style="normal" style:text-underline-style="none" fo:font-weight="normal" officeooo:rsid="006af261" style:font-style-asian="normal" style:font-weight-asian="normal" style:font-size-complex="10pt" style:font-style-complex="normal" style:font-weight-complex="normal"/>
    </style:style>
    <style:style style:name="T50" style:family="text">
      <style:text-properties style:text-position="0% 100%" fo:font-style="normal" style:text-underline-style="none" fo:font-weight="normal" officeooo:rsid="0068297a" style:font-style-asian="normal" style:font-weight-asian="normal" style:font-size-complex="10pt" style:font-style-complex="normal" style:font-weight-complex="normal"/>
    </style:style>
    <style:style style:name="T51" style:family="text">
      <style:text-properties style:text-position="0% 100%" fo:font-style="normal" style:text-underline-style="none" fo:font-weight="normal" officeooo:rsid="0085e2b4" style:font-style-asian="normal" style:font-weight-asian="normal" style:font-size-complex="10pt" style:font-style-complex="normal" style:font-weight-complex="normal"/>
    </style:style>
    <style:style style:name="T52" style:family="text">
      <style:text-properties style:text-position="0% 100%" fo:font-style="normal" style:text-underline-style="none" fo:font-weight="bold" officeooo:rsid="007b78ef" style:font-style-asian="normal" style:font-weight-asian="bold" style:font-size-complex="10pt" style:font-style-complex="normal" style:font-weight-complex="bold"/>
    </style:style>
    <style:style style:name="T53" style:family="text">
      <style:text-properties style:text-position="0% 100%" fo:font-style="normal" fo:font-weight="normal" officeooo:rsid="00716940" style:font-style-asian="normal" style:font-weight-asian="normal" style:font-size-complex="10pt" style:font-style-complex="normal" style:font-weight-complex="normal"/>
    </style:style>
    <style:style style:name="T54" style:family="text">
      <style:text-properties style:text-position="0% 100%" fo:font-style="normal" fo:font-weight="normal" officeooo:rsid="0088fb6b" style:font-style-asian="normal" style:font-size-complex="10pt" style:font-style-complex="normal"/>
    </style:style>
    <style:style style:name="T55" style:family="text">
      <style:text-properties style:text-position="0% 100%" fo:font-style="normal" fo:font-weight="normal" officeooo:rsid="0070d18b" style:font-style-asian="normal" style:font-size-complex="10pt" style:font-style-complex="normal"/>
    </style:style>
    <style:style style:name="T56" style:family="text">
      <style:text-properties style:text-position="0% 100%" fo:font-style="italic" style:text-underline-style="none" fo:font-weight="normal" officeooo:rsid="0071a753" style:font-style-asian="italic" style:font-weight-asian="normal" style:font-size-complex="10pt" style:font-style-complex="italic" style:font-weight-complex="normal"/>
    </style:style>
    <style:style style:name="T57" style:family="text">
      <style:text-properties style:text-position="0% 100%" fo:font-style="italic" style:text-underline-style="none" fo:font-weight="normal" officeooo:rsid="007e431c" style:font-style-asian="italic" style:font-weight-asian="normal" style:font-size-complex="10pt" style:font-style-complex="italic" style:font-weight-complex="normal"/>
    </style:style>
    <style:style style:name="T58" style:family="text">
      <style:text-properties fo:font-size="10pt" style:font-size-asian="10pt" style:font-size-complex="10pt"/>
    </style:style>
    <style:style style:name="T59" style:family="text">
      <style:text-properties fo:font-size="10pt" officeooo:rsid="005fe358" style:font-size-asian="10pt" style:font-size-complex="10pt"/>
    </style:style>
    <style:style style:name="T60" style:family="text">
      <style:text-properties fo:font-size="10pt" officeooo:rsid="0069809b" style:font-size-asian="10pt" style:font-size-complex="10pt"/>
    </style:style>
    <style:style style:name="T61" style:family="text">
      <style:text-properties fo:font-size="10pt" officeooo:rsid="00653cda" style:font-size-asian="10pt" style:font-size-complex="10pt"/>
    </style:style>
    <style:style style:name="T62" style:family="text">
      <style:text-properties fo:font-size="10pt" officeooo:rsid="00647498" style:font-size-asian="10pt"/>
    </style:style>
    <style:style style:name="T63" style:family="text">
      <style:text-properties fo:font-size="10pt" officeooo:rsid="00653cda" style:font-size-asian="10pt"/>
    </style:style>
    <style:style style:name="T64" style:family="text">
      <style:text-properties fo:font-size="10pt" style:text-underline-style="none" fo:font-weight="normal" officeooo:rsid="00653cda" style:font-size-asian="10pt" style:font-weight-asian="normal" style:font-weight-complex="normal"/>
    </style:style>
    <style:style style:name="T65" style:family="text">
      <style:text-properties fo:color="#000000" loext:opacity="100%" fo:font-weight="normal" officeooo:rsid="006e73af" style:font-weight-asian="normal" style:font-weight-complex="normal"/>
    </style:style>
    <style:style style:name="T66" style:family="text">
      <style:text-properties fo:color="#000000" loext:opacity="100%" fo:font-weight="normal" officeooo:rsid="00716940" style:font-weight-asian="normal" style:font-weight-complex="normal"/>
    </style:style>
    <style:style style:name="T67" style:family="text">
      <style:text-properties fo:color="#000000" loext:opacity="100%" style:font-name="Bitstream Vera Sans3" fo:font-size="10pt" fo:font-style="normal" fo:font-weight="normal" officeooo:rsid="006294d3" style:font-size-asian="10pt" style:font-size-complex="10pt"/>
    </style:style>
    <style:style style:name="T68" style:family="text">
      <style:text-properties fo:color="#000000" loext:opacity="100%" style:font-name="Bitstream Vera Sans3" fo:font-size="10pt" fo:font-style="normal" fo:font-weight="normal" officeooo:rsid="00647498" style:font-size-asian="10pt" style:font-size-complex="10pt"/>
    </style:style>
    <style:style style:name="T69" style:family="text">
      <style:text-properties fo:color="#000000" loext:opacity="100%" style:font-name="Bitstream Vera Sans3" fo:font-size="10pt" fo:font-style="normal" fo:font-weight="normal" officeooo:rsid="006af261" style:font-size-asian="10pt" style:font-size-complex="10pt"/>
    </style:style>
    <style:style style:name="T70" style:family="text">
      <style:text-properties fo:color="#000000" loext:opacity="100%" style:text-position="0% 100%" style:font-name="Bitstream Vera Sans1" fo:font-size="10pt" fo:font-style="normal" style:text-underline-style="none" fo:font-weight="normal" officeooo:rsid="0061794e" style:font-name-asian="OpenSymbol1" style:font-size-asian="10pt" style:font-style-asian="normal" style:font-weight-asian="normal" style:font-name-complex="OpenSymbol1" style:font-size-complex="10pt" style:font-style-complex="normal" style:font-weight-complex="normal"/>
    </style:style>
    <style:style style:name="T71" style:family="text">
      <style:text-properties fo:color="#000000" loext:opacity="100%" style:text-position="0% 100%" style:font-name="Bitstream Vera Sans1" fo:font-size="10pt" fo:font-style="normal" style:text-underline-style="none" fo:font-weight="normal" officeooo:rsid="006294d3" style:font-name-asian="OpenSymbol1" style:font-size-asian="10pt" style:font-style-asian="normal" style:font-weight-asian="normal" style:font-name-complex="OpenSymbol1" style:font-size-complex="10pt" style:font-style-complex="normal" style:font-weight-complex="normal"/>
    </style:style>
    <style:style style:name="T72" style:family="text">
      <style:text-properties fo:color="#000000" loext:opacity="100%" style:text-position="0% 100%" style:font-name="Bitstream Vera Sans1" fo:font-size="10pt" fo:font-style="normal" style:text-underline-style="none" fo:font-weight="normal" officeooo:rsid="00647498" style:font-name-asian="OpenSymbol1" style:font-size-asian="10pt" style:font-style-asian="normal" style:font-weight-asian="normal" style:font-name-complex="OpenSymbol1" style:font-size-complex="10pt" style:font-style-complex="normal" style:font-weight-complex="normal"/>
    </style:style>
    <style:style style:name="T73" style:family="text">
      <style:text-properties fo:color="#000000" loext:opacity="100%" style:text-position="0% 100%" style:font-name="Bitstream Vera Sans1" fo:font-size="10pt" fo:font-style="normal" style:text-underline-style="none" fo:font-weight="normal" officeooo:rsid="0068297a" style:font-name-asian="OpenSymbol1" style:font-size-asian="10pt" style:font-style-asian="normal" style:font-weight-asian="normal" style:font-name-complex="OpenSymbol1" style:font-size-complex="10pt" style:font-style-complex="normal" style:font-weight-complex="normal"/>
    </style:style>
    <style:style style:name="T74" style:family="text">
      <style:text-properties fo:color="#000000" loext:opacity="100%" style:text-position="0% 100%" style:font-name="Bitstream Vera Sans1" fo:font-size="10pt" fo:font-style="normal" style:text-underline-style="none" fo:font-weight="normal" officeooo:rsid="006af261" style:font-name-asian="OpenSymbol1" style:font-size-asian="10pt" style:font-style-asian="normal" style:font-weight-asian="normal" style:font-name-complex="OpenSymbol1" style:font-size-complex="10pt" style:font-style-complex="normal" style:font-weight-complex="normal"/>
    </style:style>
    <style:style style:name="T75" style:family="text">
      <style:text-properties fo:color="#000000" loext:opacity="100%" style:text-position="0% 100%" style:font-name="Bitstream Vera Sans1" fo:font-size="10pt" fo:font-style="normal" style:text-underline-style="none" fo:font-weight="normal" officeooo:rsid="006f1e53" style:font-name-asian="OpenSymbol1" style:font-size-asian="10pt" style:font-style-asian="normal" style:font-weight-asian="normal" style:font-name-complex="OpenSymbol1" style:font-size-complex="10pt" style:font-style-complex="normal" style:font-weight-complex="normal"/>
    </style:style>
    <style:style style:name="T76" style:family="text">
      <style:text-properties fo:color="#000000" loext:opacity="100%" style:text-position="0% 100%" style:font-name="Bitstream Vera Sans1" fo:font-size="10pt" fo:font-style="normal" style:text-underline-style="none" fo:font-weight="normal" officeooo:rsid="007078e5" style:font-name-asian="OpenSymbol1" style:font-size-asian="10pt" style:font-style-asian="normal" style:font-weight-asian="normal" style:font-name-complex="OpenSymbol1" style:font-size-complex="10pt" style:font-style-complex="normal" style:font-weight-complex="normal"/>
    </style:style>
    <style:style style:name="T77" style:family="text">
      <style:text-properties fo:color="#000000" loext:opacity="100%" style:text-position="0% 100%" style:font-name="Bitstream Vera Sans1" fo:font-size="10pt" fo:font-style="normal" style:text-underline-style="none" fo:font-weight="normal" officeooo:rsid="00647498"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78" style:family="text">
      <style:text-properties fo:color="#000000" loext:opacity="100%" style:text-position="0% 100%" style:font-name="Bitstream Vera Sans1" fo:font-size="10pt" fo:font-style="normal" style:text-underline-style="none" fo:font-weight="normal" officeooo:rsid="0068297a"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79" style:family="text">
      <style:text-properties fo:color="#000000" loext:opacity="100%" style:text-position="0% 100%" style:font-name="Bitstream Vera Sans1" fo:font-size="10pt" fo:font-style="normal" style:text-underline-style="none" fo:font-weight="normal" officeooo:rsid="006af261"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80" style:family="text">
      <style:text-properties fo:color="#000000" loext:opacity="100%" style:text-position="0% 100%" style:font-name="Bitstream Vera Sans1" fo:font-size="10pt" fo:font-style="normal" style:text-underline-style="none" fo:font-weight="normal" officeooo:rsid="006f1e53"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81" style:family="text">
      <style:text-properties fo:color="#000000" loext:opacity="100%" style:text-position="0% 100%" style:font-name="Bitstream Vera Sans1" fo:font-size="10pt" fo:font-style="normal" style:text-underline-style="none" fo:font-weight="normal" officeooo:rsid="00716940"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82" style:family="text">
      <style:text-properties fo:color="#000000" loext:opacity="100%" style:text-position="0% 100%" style:font-name="Bitstream Vera Sans1" fo:font-size="10pt" fo:font-style="normal" style:text-underline-style="none" fo:font-weight="normal" officeooo:rsid="0071a753"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83" style:family="text">
      <style:text-properties fo:color="#000000" loext:opacity="100%" style:text-position="0% 100%" style:text-underline-style="none" fo:font-weight="normal" officeooo:rsid="006294d3" style:font-name-asian="OpenSymbol1" style:font-size-asian="10pt" style:font-style-asian="normal" style:font-weight-asian="normal" style:font-name-complex="OpenSymbol1" style:font-size-complex="10pt" style:font-style-complex="normal" style:font-weight-complex="normal"/>
    </style:style>
    <style:style style:name="T84" style:family="text">
      <style:text-properties fo:color="#000000" loext:opacity="100%" style:text-position="0% 100%" style:font-name="Bitstream Vera Sans3" fo:font-size="10pt" fo:font-style="normal" fo:font-weight="normal" officeooo:rsid="0068297a" fo:background-color="transparent" loext:char-shading-value="0" style:font-name-asian="OpenSymbol1" style:font-size-asian="10pt" style:font-style-asian="normal" style:font-name-complex="OpenSymbol1" style:font-size-complex="10pt" style:font-style-complex="normal"/>
    </style:style>
    <style:style style:name="T85" style:family="text">
      <style:text-properties fo:color="#000000" loext:opacity="100%" style:text-position="0% 100%" style:font-name="Bitstream Vera Sans3" fo:font-size="10pt" fo:font-style="normal" fo:font-weight="normal" officeooo:rsid="006af261" fo:background-color="transparent" loext:char-shading-value="0" style:font-name-asian="OpenSymbol1" style:font-size-asian="10pt" style:font-style-asian="normal" style:font-name-complex="OpenSymbol1" style:font-size-complex="10pt" style:font-style-complex="normal"/>
    </style:style>
    <style:style style:name="T86" style:family="text">
      <style:text-properties fo:color="#000000" loext:opacity="100%" style:text-position="0% 100%" style:font-name="Bitstream Vera Sans3" fo:font-size="10pt" fo:font-style="normal" style:text-underline-style="none" fo:font-weight="normal" officeooo:rsid="006af261" style:font-size-asian="10pt" style:font-style-asian="normal" style:font-weight-asian="normal" style:font-size-complex="10pt" style:font-style-complex="normal" style:font-weight-complex="normal"/>
    </style:style>
    <style:style style:name="T87" style:family="text">
      <style:text-properties fo:color="#000000" loext:opacity="100%" style:text-position="0% 100%" style:font-name="Bitstream Vera Sans3" fo:font-size="10pt" fo:font-style="normal" style:text-underline-style="none" fo:font-weight="normal" officeooo:rsid="008a3101" style:font-size-asian="10pt" style:font-style-asian="normal" style:font-weight-asian="normal" style:font-size-complex="10pt" style:font-style-complex="normal" style:font-weight-complex="normal"/>
    </style:style>
    <style:style style:name="T88" style:family="text">
      <style:text-properties fo:color="#000000" loext:opacity="100%" style:text-position="0% 100%" fo:font-size="10pt" officeooo:rsid="0068297a" style:font-name-asian="OpenSymbol1" style:font-size-asian="10pt" style:font-style-asian="normal" style:font-name-complex="OpenSymbol1" style:font-size-complex="10pt" style:font-style-complex="normal"/>
    </style:style>
    <style:style style:name="T89" style:family="text">
      <style:text-properties fo:color="#000000" loext:opacity="100%" style:text-position="0% 100%" style:font-name="Bitstream Vera Sans2" fo:font-size="10pt" fo:language="fr" fo:country="FR" fo:font-style="normal" style:text-underline-style="none" fo:font-weight="normal" officeooo:rsid="0079d937" style:letter-kerning="true" fo:background-color="#ffff00" loext:char-shading-value="0" style:font-name-asian="Bitstream Vera Sans6" style:font-size-asian="10pt" style:language-asian="zh" style:country-asian="CN" style:font-style-asian="normal" style:font-weight-asian="normal" style:font-name-complex="Bitstream Vera Sans6" style:font-size-complex="10pt" style:language-complex="hi" style:country-complex="IN" style:font-style-complex="normal" style:font-weight-complex="normal"/>
    </style:style>
    <style:style style:name="T90" style:family="text">
      <style:text-properties fo:color="#000000" loext:opacity="100%" style:text-position="0% 100%" style:font-name="Bitstream Vera Sans2" fo:font-size="10pt" fo:language="fr" fo:country="FR" fo:font-style="normal" style:text-underline-style="none" fo:font-weight="normal" officeooo:rsid="007b78ef" style:letter-kerning="true" fo:background-color="#ffff00" loext:char-shading-value="0" style:font-name-asian="Bitstream Vera Sans6" style:font-size-asian="10pt" style:language-asian="zh" style:country-asian="CN" style:font-style-asian="normal" style:font-weight-asian="normal" style:font-name-complex="Bitstream Vera Sans6" style:font-size-complex="10pt" style:language-complex="hi" style:country-complex="IN" style:font-style-complex="normal" style:font-weight-complex="normal"/>
    </style:style>
    <style:style style:name="T91" style:family="text">
      <style:text-properties fo:color="#000000" loext:opacity="100%" style:text-position="0% 100%" style:font-name="Bitstream Vera Sans2" fo:font-size="10pt" fo:language="fr" fo:country="FR" fo:font-style="normal" style:text-underline-style="none" fo:font-weight="normal" officeooo:rsid="00716940" style:letter-kerning="true" fo:background-color="#ffff00" loext:char-shading-value="0" style:font-name-asian="Bitstream Vera Sans6" style:font-size-asian="10pt" style:language-asian="zh" style:country-asian="CN" style:font-style-asian="normal" style:font-weight-asian="normal" style:font-name-complex="Bitstream Vera Sans6" style:font-size-complex="10pt" style:language-complex="hi" style:country-complex="IN" style:font-style-complex="normal" style:font-weight-complex="normal"/>
    </style:style>
    <style:style style:name="T92" style:family="text">
      <style:text-properties fo:color="#000000" loext:opacity="100%" style:text-position="0% 100%" style:font-name="Bitstream Vera Sans2" fo:font-size="10pt" fo:language="fr" fo:country="FR" fo:font-style="normal" style:text-underline-style="none" fo:font-weight="normal" officeooo:rsid="007f565e" style:letter-kerning="true" fo:background-color="#ffff00" loext:char-shading-value="0" style:font-name-asian="Bitstream Vera Sans6" style:font-size-asian="10pt" style:language-asian="zh" style:country-asian="CN" style:font-style-asian="normal" style:font-weight-asian="normal" style:font-name-complex="Bitstream Vera Sans6" style:font-size-complex="10pt" style:language-complex="hi" style:country-complex="IN" style:font-style-complex="normal" style:font-weight-complex="normal"/>
    </style:style>
    <style:style style:name="T93" style:family="text">
      <style:text-properties fo:color="#000000" loext:opacity="100%" style:text-position="0% 100%" style:font-name="Bitstream Vera Sans2" fo:font-size="10pt" fo:language="fr" fo:country="FR" fo:font-style="normal" style:text-underline-style="none" fo:font-weight="normal" officeooo:rsid="007f7060" style:letter-kerning="true" fo:background-color="#ffff00" loext:char-shading-value="0" style:font-name-asian="Bitstream Vera Sans6" style:font-size-asian="10pt" style:language-asian="zh" style:country-asian="CN" style:font-style-asian="normal" style:font-weight-asian="normal" style:font-name-complex="Bitstream Vera Sans6" style:font-size-complex="10pt" style:language-complex="hi" style:country-complex="IN" style:font-style-complex="normal" style:font-weight-complex="normal"/>
    </style:style>
    <style:style style:name="T94" style:family="text">
      <style:text-properties fo:color="#000000" loext:opacity="100%" style:text-position="0% 100%" style:font-name="Bitstream Vera Sans2" fo:font-size="10pt" fo:language="fr" fo:country="FR" fo:font-style="normal" style:text-underline-style="none" fo:font-weight="normal" officeooo:rsid="0085e2b4" style:letter-kerning="true" fo:background-color="#ffff00" loext:char-shading-value="0" style:font-name-asian="Bitstream Vera Sans6" style:font-size-asian="10pt" style:language-asian="zh" style:country-asian="CN" style:font-weight-asian="normal" style:font-name-complex="Bitstream Vera Sans6" style:font-size-complex="10pt" style:language-complex="hi" style:country-complex="IN" style:font-weight-complex="normal"/>
    </style:style>
    <style:style style:name="T95" style:family="text">
      <style:text-properties fo:color="#000000" loext:opacity="100%" style:text-position="0% 100%" fo:font-style="normal" style:text-underline-style="none" fo:font-weight="normal" officeooo:rsid="00716940" style:font-name-asian="OpenSymbol1" style:font-style-asian="normal" style:font-weight-asian="normal" style:font-name-complex="OpenSymbol1" style:font-size-complex="10pt" style:font-style-complex="normal" style:font-weight-complex="normal"/>
    </style:style>
    <style:style style:name="T96" style:family="text">
      <style:text-properties fo:color="#000000" loext:opacity="100%" style:text-position="super 58%" style:font-name="Bitstream Vera Sans1" fo:font-size="10pt" fo:font-style="normal" style:text-underline-style="none" fo:font-weight="normal" officeooo:rsid="006af261" style:font-name-asian="OpenSymbol1" style:font-size-asian="10pt" style:font-style-asian="normal" style:font-weight-asian="normal" style:font-name-complex="OpenSymbol1" style:font-size-complex="10pt" style:font-style-complex="normal" style:font-weight-complex="normal"/>
    </style:style>
    <style:style style:name="T97" style:family="text">
      <style:text-properties fo:color="#000000" loext:opacity="100%" style:text-position="super 58%" style:font-name="Bitstream Vera Sans1" fo:font-size="10pt" fo:font-style="normal" style:text-underline-style="none" fo:font-weight="normal" officeooo:rsid="006af261"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98" style:family="text">
      <style:text-properties fo:color="#000000" loext:opacity="100%" style:font-name="Bitstream Vera Sans1" fo:font-size="10pt" fo:font-style="normal" style:text-underline-style="none" fo:font-weight="normal" officeooo:rsid="007b78ef" fo:background-color="transparent" loext:char-shading-value="0" style:font-weight-asian="normal" style:font-weight-complex="normal"/>
    </style:style>
    <style:style style:name="T99" style:family="text">
      <style:text-properties fo:color="#000000" loext:opacity="100%" style:font-name="Bitstream Vera Sans1" fo:font-size="10pt" fo:font-style="normal" officeooo:rsid="007b78ef" fo:background-color="transparent" loext:char-shading-value="0"/>
    </style:style>
    <style:style style:name="T100" style:family="text">
      <style:text-properties fo:color="#000000" loext:opacity="100%" style:font-name="Bitstream Vera Sans1" fo:font-size="10pt" style:font-size-asian="10pt"/>
    </style:style>
    <style:style style:name="T101" style:family="text">
      <style:text-properties fo:color="#000000" loext:opacity="100%" style:font-name="Bitstream Vera Sans2" fo:font-size="10pt" fo:language="fr" fo:country="FR" officeooo:rsid="007b78ef"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102" style:family="text">
      <style:text-properties fo:color="#000000" loext:opacity="100%" style:font-name="Bitstream Vera Sans2" fo:font-size="10pt" fo:language="fr" fo:country="FR" officeooo:rsid="00826af8"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103" style:family="text">
      <style:text-properties fo:color="#000000" loext:opacity="100%" style:font-name="Bitstream Vera Sans2" fo:font-size="10pt" fo:language="fr" fo:country="FR" style:text-underline-style="none" fo:font-weight="normal" officeooo:rsid="0080848f" style:letter-kerning="true" fo:background-color="#ffff00" loext:char-shading-value="0" style:font-name-asian="Bitstream Vera Sans6" style:font-size-asian="10pt" style:language-asian="zh" style:country-asian="CN" style:font-weight-asian="normal" style:font-name-complex="Bitstream Vera Sans6" style:language-complex="hi" style:country-complex="IN" style:font-weight-complex="normal"/>
    </style:style>
    <style:style style:name="T104" style:family="text">
      <style:text-properties fo:color="#000000" loext:opacity="100%" style:font-name="Bitstream Vera Sans2" fo:font-size="10pt" fo:language="fr" fo:country="FR" fo:font-style="normal" fo:font-weight="normal" officeooo:rsid="008a3101"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105" style:family="text">
      <style:text-properties style:use-window-font-color="true" loext:opacity="0%" style:text-position="0% 100%" style:font-name="Bitstream Vera Sans1" fo:font-size="10pt" fo:font-style="normal" style:text-underline-style="none" fo:font-weight="normal" officeooo:rsid="00653cda" style:font-name-asian="OpenSymbol1" style:font-size-asian="10pt" style:font-style-asian="normal" style:font-weight-asian="normal" style:font-name-complex="OpenSymbol1" style:font-size-complex="10pt" style:font-style-complex="normal" style:font-weight-complex="normal"/>
    </style:style>
    <style:style style:name="T106" style:family="text">
      <style:text-properties style:use-window-font-color="true" loext:opacity="0%" style:text-position="0% 100%" style:font-name="Bitstream Vera Sans1" fo:font-size="10pt" fo:font-style="normal" style:text-underline-style="none" fo:font-weight="normal" officeooo:rsid="0066b5f8" style:font-name-asian="OpenSymbol1" style:font-size-asian="10pt" style:font-style-asian="normal" style:font-weight-asian="normal" style:font-name-complex="OpenSymbol1" style:font-size-complex="10pt" style:font-style-complex="normal" style:font-weight-complex="normal"/>
    </style:style>
    <style:style style:name="T107" style:family="text">
      <style:text-properties fo:color="#c9211e" loext:opacity="100%" fo:font-size="10pt" fo:font-weight="bold" officeooo:rsid="005fe358" style:font-size-asian="10pt" style:font-weight-asian="bold" style:font-size-complex="10pt" style:font-weight-complex="bold"/>
    </style:style>
    <style:style style:name="T108" style:family="text">
      <style:text-properties fo:color="#c9211e" loext:opacity="100%" fo:font-size="10pt" fo:font-weight="bold" officeooo:rsid="0069809b" style:font-size-asian="10pt" style:font-weight-asian="bold" style:font-size-complex="10pt" style:font-weight-complex="bold"/>
    </style:style>
    <style:style style:name="T109" style:family="text">
      <style:text-properties fo:color="#c9211e" loext:opacity="100%" style:text-position="0% 100%" style:font-name="Bitstream Vera Sans1" fo:font-size="10pt" fo:font-style="normal" style:text-underline-style="none" fo:font-weight="bold" officeooo:rsid="0061794e" style:font-name-asian="OpenSymbol1" style:font-size-asian="10pt" style:font-style-asian="normal" style:font-weight-asian="bold" style:font-name-complex="OpenSymbol1" style:font-size-complex="10pt" style:font-style-complex="normal" style:font-weight-complex="bold"/>
    </style:style>
    <style:style style:name="T110" style:family="text">
      <style:text-properties fo:color="#c9211e" loext:opacity="100%" style:text-position="0% 100%" fo:font-size="10pt" style:text-underline-style="none" fo:font-weight="bold" officeooo:rsid="0061794e" style:font-name-asian="OpenSymbol1" style:font-size-asian="10pt" style:font-style-asian="normal" style:font-weight-asian="bold" style:font-name-complex="OpenSymbol1" style:font-size-complex="10pt" style:font-style-complex="normal" style:font-weight-complex="bold"/>
    </style:style>
    <style:style style:name="T111" style:family="text">
      <style:text-properties fo:color="#c9211e" loext:opacity="100%" fo:font-weight="bold" officeooo:rsid="00617aff" style:font-weight-asian="bold" style:font-weight-complex="bold"/>
    </style:style>
    <style:style style:name="T112" style:family="text">
      <style:text-properties fo:color="#c9211e" loext:opacity="100%" fo:font-weight="bold" officeooo:rsid="006294d3" style:font-weight-asian="bold" style:font-weight-complex="bold"/>
    </style:style>
    <style:style style:name="T113" style:family="text">
      <style:text-properties fo:color="#c9211e" loext:opacity="100%" fo:font-weight="bold" officeooo:rsid="0069809b" style:font-weight-asian="bold" style:font-weight-complex="bold"/>
    </style:style>
    <style:style style:name="T114" style:family="text">
      <style:text-properties fo:color="#c9211e" loext:opacity="100%" fo:font-weight="normal" officeooo:rsid="006294d3" style:font-weight-asian="normal" style:font-weight-complex="normal"/>
    </style:style>
    <style:style style:name="T115" style:family="text">
      <style:text-properties fo:color="#999999" loext:opacity="100%" style:text-position="0% 100%" style:font-name="Bitstream Vera Sans1" fo:font-size="10pt" fo:font-style="normal"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116" style:family="text">
      <style:text-properties fo:color="#999999" loext:opacity="100%" style:text-position="0% 100%" style:font-name="Bitstream Vera Sans1" fo:font-size="10pt" fo:font-style="normal" style:text-underline-style="none" fo:font-weight="normal" officeooo:rsid="0061794e" style:font-name-asian="OpenSymbol1" style:font-size-asian="10pt" style:font-style-asian="normal" style:font-weight-asian="normal" style:font-name-complex="OpenSymbol1" style:font-size-complex="10pt" style:font-style-complex="normal" style:font-weight-complex="normal"/>
    </style:style>
    <style:style style:name="T117" style:family="text">
      <style:text-properties fo:color="#999999" loext:opacity="100%" style:text-position="0% 100%" style:font-name="Bitstream Vera Sans1" fo:font-size="10pt" fo:font-style="normal" style:text-underline-style="none" fo:font-weight="normal" officeooo:rsid="00647498" style:font-name-asian="OpenSymbol1" style:font-size-asian="10pt" style:font-style-asian="normal" style:font-weight-asian="normal" style:font-name-complex="OpenSymbol1" style:font-size-complex="10pt" style:font-style-complex="normal" style:font-weight-complex="normal"/>
    </style:style>
    <style:style style:name="T118" style:family="text">
      <style:text-properties fo:color="#999999" loext:opacity="100%" style:text-position="0% 100%" style:font-name="Bitstream Vera Sans1" fo:font-size="10pt" fo:font-style="normal" style:text-underline-style="none" fo:font-weight="normal" officeooo:rsid="0079d937" style:font-name-asian="OpenSymbol1" style:font-size-asian="10pt" style:font-style-asian="normal" style:font-weight-asian="normal" style:font-name-complex="OpenSymbol1" style:font-size-complex="10pt" style:font-style-complex="normal" style:font-weight-complex="normal"/>
    </style:style>
    <style:style style:name="T119" style:family="text">
      <style:text-properties officeooo:rsid="00647498"/>
    </style:style>
    <style:style style:name="T120" style:family="text">
      <style:text-properties officeooo:rsid="00653cda"/>
    </style:style>
    <style:style style:name="T121" style:family="text">
      <style:text-properties officeooo:rsid="0068297a"/>
    </style:style>
    <style:style style:name="T122" style:family="text">
      <style:text-properties style:text-underline-style="none" fo:font-weight="normal" style:font-weight-asian="normal" style:font-weight-complex="normal"/>
    </style:style>
    <style:style style:name="T123" style:family="text">
      <style:text-properties style:text-underline-style="none" fo:font-weight="normal" officeooo:rsid="00647498" style:font-weight-asian="normal" style:font-weight-complex="normal"/>
    </style:style>
    <style:style style:name="T124" style:family="text">
      <style:text-properties style:text-underline-style="none" fo:font-weight="normal" officeooo:rsid="00716940" style:font-weight-asian="normal" style:font-weight-complex="normal"/>
    </style:style>
    <style:style style:name="T125" style:family="text">
      <style:text-properties style:text-underline-style="none" fo:font-weight="normal" officeooo:rsid="007b78ef" style:font-weight-asian="normal" style:font-weight-complex="normal"/>
    </style:style>
    <style:style style:name="T126" style:family="text">
      <style:text-properties style:text-underline-style="none" fo:font-weight="normal" officeooo:rsid="0080848f" style:font-weight-asian="normal" style:font-weight-complex="normal"/>
    </style:style>
    <style:style style:name="T127" style:family="text">
      <style:text-properties style:text-underline-style="none" fo:font-weight="normal" officeooo:rsid="00653cda" style:font-weight-asian="normal" style:font-weight-complex="normal"/>
    </style:style>
    <style:style style:name="T128" style:family="text">
      <style:text-properties style:text-underline-style="none" fo:font-weight="normal" officeooo:rsid="0085e2b4" style:font-weight-asian="normal" style:font-weight-complex="normal"/>
    </style:style>
    <style:style style:name="T129" style:family="text">
      <style:text-properties style:text-underline-style="none" fo:font-weight="normal" officeooo:rsid="006af261" style:font-weight-asian="normal" style:font-weight-complex="normal"/>
    </style:style>
    <style:style style:name="T130" style:family="text">
      <style:text-properties style:text-underline-style="none" fo:font-weight="normal" officeooo:rsid="008798e8" style:font-weight-asian="normal" style:font-weight-complex="normal"/>
    </style:style>
    <style:style style:name="T131" style:family="text">
      <style:text-properties style:text-underline-style="none" fo:font-weight="normal" officeooo:rsid="00425cb8" style:font-weight-asian="normal" style:font-size-complex="10pt" style:font-weight-complex="normal"/>
    </style:style>
    <style:style style:name="T132" style:family="text">
      <style:text-properties officeooo:rsid="00700972"/>
    </style:style>
    <style:style style:name="T133" style:family="text">
      <style:text-properties officeooo:rsid="00700972" style:font-weight-asian="normal" style:font-weight-complex="normal"/>
    </style:style>
    <style:style style:name="T134" style:family="text">
      <style:text-properties fo:font-weight="normal" officeooo:rsid="00647498" style:font-weight-asian="normal" style:font-weight-complex="normal"/>
    </style:style>
    <style:style style:name="T135" style:family="text">
      <style:text-properties fo:font-weight="normal" officeooo:rsid="00700972" style:font-weight-asian="normal" style:font-weight-complex="normal"/>
    </style:style>
    <style:style style:name="T136" style:family="text">
      <style:text-properties fo:font-weight="normal" officeooo:rsid="0068297a" style:font-weight-asian="normal" style:font-weight-complex="normal"/>
    </style:style>
    <style:style style:name="T137" style:family="text">
      <style:text-properties fo:font-weight="normal" officeooo:rsid="00716940" style:font-weight-asian="normal" style:font-weight-complex="normal"/>
    </style:style>
    <style:style style:name="T138" style:family="text">
      <style:text-properties fo:font-weight="normal" officeooo:rsid="007b78ef" style:font-weight-asian="normal" style:font-weight-complex="normal"/>
    </style:style>
    <style:style style:name="T139" style:family="text">
      <style:text-properties fo:letter-spacing="-0.014cm" officeooo:rsid="00647498"/>
    </style:style>
    <style:style style:name="T140" style:family="text">
      <style:text-properties fo:color="#b3b3b3" loext:opacity="100%" style:text-position="0% 100%" style:font-name="Bitstream Vera Sans3" fo:font-size="10pt" fo:font-style="normal" style:text-underline-style="none" fo:font-weight="normal" officeooo:rsid="0079d937"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141" style:family="text">
      <style:text-properties officeooo:rsid="007b78ef"/>
    </style:style>
    <style:style style:name="T142" style:family="text">
      <style:text-properties fo:font-style="normal"/>
    </style:style>
    <style:style style:name="T143" style:family="text">
      <style:text-properties fo:font-style="normal" style:text-underline-style="none" fo:font-weight="normal" style:font-weight-asian="normal" style:font-weight-complex="normal"/>
    </style:style>
    <style:style style:name="T144" style:family="text">
      <style:text-properties fo:font-style="normal" style:text-underline-style="none" fo:font-weight="normal" officeooo:rsid="00647498" style:font-weight-asian="normal" style:font-weight-complex="normal"/>
    </style:style>
    <style:style style:name="T145" style:family="text">
      <style:text-properties fo:font-style="normal" style:text-underline-style="none" fo:font-weight="normal" officeooo:rsid="00716940" style:font-weight-asian="normal" style:font-weight-complex="normal"/>
    </style:style>
    <style:style style:name="T146" style:family="text">
      <style:text-properties fo:font-style="normal" style:text-underline-style="none" fo:font-weight="normal" officeooo:rsid="007b78ef" style:font-weight-asian="normal" style:font-weight-complex="normal"/>
    </style:style>
    <style:style style:name="T147" style:family="text">
      <style:text-properties fo:font-style="normal" style:text-underline-style="none" fo:font-weight="normal" officeooo:rsid="006af261" style:font-weight-asian="normal" style:font-weight-complex="normal"/>
    </style:style>
    <style:style style:name="T148" style:family="text">
      <style:text-properties fo:font-style="normal" style:text-underline-style="none" fo:font-weight="normal" officeooo:rsid="0061794e" style:font-weight-asian="normal" style:font-weight-complex="normal"/>
    </style:style>
    <style:style style:name="T149" style:family="text">
      <style:text-properties fo:font-style="normal" officeooo:rsid="00653cda"/>
    </style:style>
    <style:style style:name="T150" style:family="text">
      <style:text-properties fo:font-style="normal" officeooo:rsid="0066b5f8"/>
    </style:style>
    <style:style style:name="T151" style:family="text">
      <style:text-properties style:font-name="OpenSymbol" style:text-underline-style="none" fo:font-weight="normal" officeooo:rsid="00716940" style:font-weight-asian="normal" style:font-weight-complex="normal"/>
    </style:style>
    <style:style style:name="T152" style:family="text">
      <style:text-properties style:font-name="Bitstream Vera Sans1" fo:font-size="10pt" officeooo:rsid="0066b5f8" style:font-name-asian="OpenSymbol1" style:font-size-asian="10pt" style:font-name-complex="OpenSymbol1"/>
    </style:style>
    <style:style style:name="T153" style:family="text">
      <style:text-properties style:font-name="Bitstream Vera Sans1" fo:font-size="10pt" officeooo:rsid="00826af8" style:font-name-asian="OpenSymbol1" style:font-size-asian="10pt" style:font-name-complex="OpenSymbol1"/>
    </style:style>
    <style:style style:name="T154" style:family="text">
      <style:text-properties style:font-name="Bitstream Vera Sans1" fo:font-size="10pt" style:text-underline-style="none" fo:font-weight="normal" style:font-name-asian="OpenSymbol1" style:font-size-asian="10pt" style:font-weight-asian="normal" style:font-name-complex="OpenSymbol1" style:font-weight-complex="normal"/>
    </style:style>
    <style:style style:name="T155" style:family="text">
      <style:text-properties style:font-name="Bitstream Vera Sans1" fo:font-size="10pt" style:text-underline-style="none" fo:font-weight="normal" officeooo:rsid="005fe358" style:font-name-asian="OpenSymbol1" style:font-size-asian="10pt" style:font-weight-asian="normal" style:font-name-complex="OpenSymbol1" style:font-weight-complex="normal"/>
    </style:style>
    <style:style style:name="T156" style:family="text">
      <style:text-properties officeooo:rsid="00716940"/>
    </style:style>
    <style:style style:name="T157" style:family="text">
      <style:text-properties officeooo:rsid="0080848f"/>
    </style:style>
    <style:style style:name="T158" style:family="text">
      <style:text-properties officeooo:rsid="00823efe"/>
    </style:style>
    <style:style style:name="T159" style:family="text">
      <style:text-properties officeooo:rsid="0066b5f8"/>
    </style:style>
    <style:style style:name="T160" style:family="text">
      <style:text-properties officeooo:rsid="00826af8"/>
    </style:style>
    <style:style style:name="T161" style:family="text">
      <style:text-properties officeooo:rsid="008415ad"/>
    </style:style>
    <style:style style:name="T162" style:family="text">
      <style:text-properties officeooo:rsid="0085e2b4"/>
    </style:style>
    <style:style style:name="T163" style:family="text">
      <style:text-properties officeooo:rsid="008798e8"/>
    </style:style>
    <style:style style:name="T164" style:family="text">
      <style:text-properties officeooo:rsid="0088fb6b"/>
    </style:style>
    <style:style style:name="T165" style:family="text">
      <style:text-properties officeooo:rsid="008a3101"/>
    </style:style>
    <style:style style:name="T166"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_5f_Formule_5f_corrigée">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text:list-style style:name="L1">
      <text:list-level-style-number text:level="1" text:style-name="Bold_5f_niv3" style:num-suffix="." style:num-format="a">
        <style:list-level-properties text:list-level-position-and-space-mode="label-alignment">
          <style:list-level-label-alignment text:label-followed-by="space" fo:text-indent="-0.8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Bold_5f_niv3"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3"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9947776" text:style-name="Num_5f_Exo">
        <text:list-item>
          <text:h text:style-name="P27" text:outline-level="1"><text:span text:style-name="T114"> </text:span><text:span text:style-name="T112">Avec des durées</text:span></text:h>
          <text:h text:style-name="P28" text:outline-level="1">Complète.</text:h>
        </text:list-item>
      </text:list>
      <text:list xml:id="list184153219" text:style-name="L1">
        <text:list-item>
          <text:p text:style-name="P54"><text:span text:style-name="T67">7,6 h</text:span><text:span text:style-name="T18"> </text:span><text:span text:style-name="_5f_Symbole"><text:span text:style-name="T35">=</text:span></text:span><text:span text:style-name="T70"> </text:span><text:span text:style-name="_5f_Caractères_5f_correction"><text:span text:style-name="T38">7 </text:span></text:span><text:span text:style-name="_5f_pointillés_20_gris"><text:span text:style-name="T83">h</text:span></text:span><text:span text:style-name="_5f_pointillés_20_gris"><text:span text:style-name="T28"> </text:span></text:span><text:span text:style-name="_5f_Caractères_5f_correction"><text:span text:style-name="T38">36</text:span></text:span><text:span text:style-name="_5f_pointillés_20_gris"><text:span text:style-name="T140"> </text:span></text:span><text:span text:style-name="T18">m</text:span><text:span text:style-name="T21">in</text:span></text:p>
        </text:list-item>
        <text:list-item>
          <text:p text:style-name="P55"><text:span text:style-name="T68">0,6 h</text:span><text:span text:style-name="T18"> </text:span><text:span text:style-name="_5f_Symbole"><text:span text:style-name="T35">=</text:span></text:span><text:span text:style-name="T70"> </text:span><text:span text:style-name="_5f_Caractères_5f_correction"><text:span text:style-name="T38">0</text:span></text:span><text:span text:style-name="_5f_pointillés_20_gris"><text:span text:style-name="T140"> </text:span></text:span><text:span text:style-name="_5f_pointillés_20_gris"><text:span text:style-name="T83">h</text:span></text:span><text:span text:style-name="_5f_pointillés_20_gris"><text:span text:style-name="T28"> </text:span></text:span><text:span text:style-name="_5f_Caractères_5f_correction"><text:span text:style-name="T38">36</text:span></text:span><text:span text:style-name="_5f_pointillés_20_gris"><text:span text:style-name="T140"> </text:span></text:span><text:span text:style-name="T71"><text:s/>min</text:span></text:p>
        </text:list-item>
        <text:list-item>
          <text:p text:style-name="P56"><text:span text:style-name="T72">34,75 min</text:span><text:span text:style-name="T18"> </text:span><text:span text:style-name="_5f_Symbole"><text:span text:style-name="T35">=</text:span></text:span><text:span text:style-name="T20"> </text:span><text:span text:style-name="_5f_Caractères_5f_correction"><text:span text:style-name="T38">34 </text:span></text:span><text:span text:style-name="_5f_Caractères_5f_correction"><text:span text:style-name="T39"><text:s/></text:span></text:span><text:span text:style-name="T72">min</text:span><text:span text:style-name="T117"> </text:span><text:span text:style-name="_5f_Caractères_5f_correction"><text:span text:style-name="T38">45</text:span></text:span><text:span text:style-name="T118"> </text:span><text:span text:style-name="T22">s</text:span></text:p>
        </text:list-item>
        <text:list-item>
          <text:p text:style-name="P55"><text:span text:style-name="_5f_pointillés_20_gris"><text:span text:style-name="T77">1,14 min</text:span></text:span><text:span text:style-name="_5f_pointillés_20_gris"><text:span text:style-name="T21"> </text:span></text:span><text:span text:style-name="_5f_Symbole"><text:span text:style-name="T35">=</text:span></text:span><text:span text:style-name="_5f_pointillés_20_gris"><text:span text:style-name="T20"> </text:span></text:span><text:span text:style-name="_5f_Caractères_5f_correction"><text:span text:style-name="T38">1</text:span></text:span><text:span text:style-name="_5f_pointillés_20_gris"><text:span text:style-name="T116"> </text:span></text:span><text:span text:style-name="_5f_pointillés_20_gris"><text:span text:style-name="T77">min</text:span></text:span><text:span text:style-name="_5f_pointillés_20_gris"><text:span text:style-name="T117"> </text:span></text:span><text:span text:style-name="_5f_Caractères_5f_correction"><text:span text:style-name="T89">8,4</text:span></text:span><text:span text:style-name="_5f_Caractères_5f_correction"><text:span text:style-name="T38"> </text:span></text:span><text:span text:style-name="_5f_pointillés_20_gris"><text:span text:style-name="T77">s</text:span></text:span></text:p>
        </text:list-item>
      </text:list>
      <text:section text:style-name="Sect1" text:name="Section1">
        <text:list xml:id="list124460090429376" text:continue-numbering="true" text:style-name="L1">
          <text:list-item>
            <text:p text:style-name="P57"><text:span text:style-name="_5f_pointillés_20_gris"><text:span text:style-name="T75">45</text:span></text:span><text:span text:style-name="_5f_pointillés_20_gris"><text:span text:style-name="T77"> </text:span></text:span><text:span text:style-name="_5f_pointillés_20_gris"><text:span text:style-name="T75">min </text:span></text:span><text:span text:style-name="_5f_Symbole"><text:span text:style-name="T35">=</text:span></text:span><text:span text:style-name="_5f_pointillés_20_gris"><text:span text:style-name="T75"> </text:span></text:span><text:span text:style-name="_5f_Caractères_5f_correction"><text:span text:style-name="T38">0,75 </text:span></text:span><text:span text:style-name="_5f_pointillés_20_gris"><text:span text:style-name="T75">h</text:span></text:span></text:p>
          </text:list-item>
          <text:list-item>
            <text:p text:style-name="P58"><text:span text:style-name="_5f_pointillés_20_gris"><text:span text:style-name="T75">2</text:span></text:span><text:span text:style-name="_5f_pointillés_20_gris"><text:span text:style-name="T77"> </text:span></text:span><text:span text:style-name="_5f_pointillés_20_gris"><text:span text:style-name="T80">h</text:span></text:span><text:span text:style-name="_5f_pointillés_20_gris"><text:span text:style-name="T77"> </text:span></text:span><text:span text:style-name="_5f_pointillés_20_gris"><text:span text:style-name="T80">30</text:span></text:span><text:span text:style-name="_5f_pointillés_20_gris"><text:span text:style-name="T77"> </text:span></text:span><text:span text:style-name="_5f_pointillés_20_gris"><text:span text:style-name="T80">min </text:span></text:span><text:span text:style-name="_5f_Symbole"><text:span text:style-name="T35">=</text:span></text:span><text:span text:style-name="_5f_pointillés_20_gris"><text:span text:style-name="T80"> </text:span></text:span><text:span text:style-name="_5f_Caractères_5f_correction"><text:span text:style-name="T38">2,5 </text:span></text:span><text:span text:style-name="_5f_pointillés_20_gris"><text:span text:style-name="T75">h</text:span></text:span></text:p>
          </text:list-item>
          <text:list-item>
            <text:p text:style-name="P58"><text:span text:style-name="_5f_pointillés_20_gris"><text:span text:style-name="T77">4 </text:span></text:span><text:span text:style-name="_5f_pointillés_20_gris"><text:span text:style-name="T80">min</text:span></text:span><text:span text:style-name="_5f_pointillés_20_gris"><text:span text:style-name="T77"> </text:span></text:span><text:span text:style-name="_5f_pointillés_20_gris"><text:span text:style-name="T80">20</text:span></text:span><text:span text:style-name="_5f_pointillés_20_gris"><text:span text:style-name="T77"> </text:span></text:span><text:span text:style-name="_5f_pointillés_20_gris"><text:span text:style-name="T80">s </text:span></text:span><text:span text:style-name="_5f_Symbole"><text:span text:style-name="T35">=</text:span></text:span><text:span text:style-name="_5f_pointillés_20_gris"><text:span text:style-name="T80"> </text:span></text:span><text:span text:style-name="_5f_Caractères_5f_correction"><text:span text:style-name="T89"><draw:frame draw:style-name="fr3" draw:name="Objet1" text:anchor-type="as-char" svg:width="0.693cm" svg:height="0.873cm" draw:z-index="32"><draw:object xlink:href="./Object 1" xlink:type="simple" xlink:show="embed" xlink:actuate="onLoad"/><draw:image xlink:href="./ObjectReplacements/Object 1" xlink:type="simple" xlink:show="embed" xlink:actuate="onLoad"/></draw:frame></text:span></text:span><text:span text:style-name="_5f_pointillés_20_gris"><text:span text:style-name="T75">min</text:span></text:span></text:p>
          </text:list-item>
          <text:list-item>
            <text:p text:style-name="P59"><text:span text:style-name="_5f_pointillés_20_gris"><text:span text:style-name="T77">9</text:span></text:span><text:span text:style-name="_5f_pointillés_20_gris"><text:span text:style-name="T80">6</text:span></text:span><text:span text:style-name="_5f_pointillés_20_gris"><text:span text:style-name="T77"> </text:span></text:span><text:span text:style-name="_5f_pointillés_20_gris"><text:span text:style-name="T80">s </text:span></text:span><text:span text:style-name="_5f_Symbole"><text:span text:style-name="T35">=</text:span></text:span><text:span text:style-name="_5f_pointillés_20_gris"><text:span text:style-name="T80"> </text:span></text:span><text:span text:style-name="_5f_Caractères_5f_correction"><text:span text:style-name="T38">1,6 </text:span></text:span><text:span text:style-name="_5f_pointillés_20_gris"><text:span text:style-name="T75">min</text:span></text:span></text:p>
          </text:list-item>
        </text:list>
      </text:section>
      <text:list xml:id="list124459991381093" text:continue-list="list19947776" text:style-name="Num_5f_Exo">
        <text:list-item>
          <text:h text:style-name="P35" text:outline-level="1"><text:span text:style-name="Bold_5f_niv3"><text:span text:style-name="T134"> </text:span></text:span><text:span text:style-name="Bold_5f_niv3"><text:span text:style-name="T119">Avec d</text:span></text:span><text:span text:style-name="Bold_5f_niv3">es vitesse</text:span><text:span text:style-name="Bold_5f_niv3"><text:span text:style-name="T119">s</text:span></text:span></text:h>
          <text:h text:style-name="P29" text:outline-level="1"><text:span text:style-name="Bold_5f_niv3"><text:span text:style-name="T66">Un véhicule roulant à 10</text:span></text:span><text:span text:style-name="_5f_pointillés_20_gris"><text:span text:style-name="T77"> </text:span></text:span><text:span text:style-name="Bold_5f_niv3"><text:span text:style-name="T66">m/s doit conserver une distance de sécurité de 20</text:span></text:span><text:span text:style-name="_5f_pointillés_20_gris"><text:span text:style-name="T77"> </text:span></text:span><text:span text:style-name="Bold_5f_niv3"><text:span text:style-name="T66">m avec le véhicule qui le précède. Quelle est la distance de sécurité à 130</text:span></text:span><text:span text:style-name="_5f_pointillés_20_gris"><text:span text:style-name="T77"> </text:span></text:span><text:span text:style-name="_5f_pointillés_20_gris"><text:span text:style-name="T81">km/h ? </text:span></text:span><text:span text:style-name="_5f_pointillés_20_gris"><text:span text:style-name="T82">à 50 km/h ?</text:span></text:span></text:h>
          <text:h text:style-name="P30" text:outline-level="1"><text:span text:style-name="_5f_Caractères_5f_correction">L</text:span><text:span text:style-name="_5f_Caractères_5f_correction"><text:span text:style-name="T56">a distance de sécurité corres</text:span></text:span><text:span text:style-name="_5f_Caractères_5f_correction">pond à </text:span><text:span text:style-name="_5f_Caractères_5f_correction"><text:span text:style-name="T56">un intervalle de sécurité d’au moins 2 secondes </text:span></text:span><text:span text:style-name="_5f_Caractères_5f_correction"><text:span text:style-name="T57">avec le véhicule se trouvant devant vous</text:span></text:span><text:span text:style-name="_5f_Caractères_5f_correction"><text:span text:style-name="T56">.</text:span></text:span></text:h>
          <text:h text:style-name="P30" text:outline-level="1"><text:span text:style-name="_5f_Caractères_5f_correction"><text:span text:style-name="T53">130</text:span></text:span><text:span text:style-name="_5f_Caractères_5f_correction"><text:span text:style-name="T41"> </text:span></text:span><text:span text:style-name="_5f_Caractères_5f_correction"><text:span text:style-name="T42">km/h  </text:span></text:span><text:span text:style-name="_5f_Caractères_5f_correction">= <text:s/></text:span><text:span text:style-name="T25"><draw:frame draw:style-name="fr3" draw:name="Objet2" text:anchor-type="as-char" svg:width="2.29cm" svg:height="0.873cm" draw:z-index="8"><draw:object xlink:href="./Object 2" xlink:type="simple" xlink:show="embed" xlink:actuate="onLoad"/><draw:image xlink:href="./ObjectReplacements/Object 2" xlink:type="simple" xlink:show="embed" xlink:actuate="onLoad"/><svg:desc>formule</svg:desc></draw:frame></text:span><text:span text:style-name="_5f_Caractères_5f_correction"><text:span text:style-name="T43"><text:s/></text:span></text:span><text:span text:style-name="_5f_Caractères_5f_correction"><text:span text:style-name="T42">m/s </text:span></text:span><text:span text:style-name="_5f_Caractères_5f_correction"><text:span text:style-name="T43">= </text:span></text:span><text:span text:style-name="_5f_Caractères_5f_correction"><text:span text:style-name="T52"><draw:frame draw:style-name="fr3" draw:name="Objet3" text:anchor-type="as-char" svg:width="0.905cm" svg:height="0.873cm" draw:z-index="9"><draw:object xlink:href="./Object 3" xlink:type="simple" xlink:show="embed" xlink:actuate="onLoad"/><draw:image xlink:href="./ObjectReplacements/Object 3" xlink:type="simple" xlink:show="embed" xlink:actuate="onLoad"/><svg:desc>formule</svg:desc></draw:frame></text:span></text:span><text:span text:style-name="_5f_Caractères_5f_correction"><text:span text:style-name="T43"><text:s/></text:span></text:span><text:span text:style-name="_5f_Caractères_5f_correction"><text:span text:style-name="T42">m/s</text:span></text:span><text:span text:style-name="Bold_5f_niv3"><text:span text:style-name="T95"> </text:span></text:span><text:span text:style-name="_5f_Caractères_5f_correction"><text:span text:style-name="T42">130</text:span></text:span><text:span text:style-name="_5f_Caractères_5f_correction"><text:span text:style-name="T41"> </text:span></text:span><text:span text:style-name="_5f_Caractères_5f_correction"><text:span text:style-name="T42">km/h </text:span></text:span><text:span text:style-name="_5f_Caractères_5f_correction"><text:span text:style-name="T43">≈ </text:span></text:span><text:span text:style-name="_5f_Caractères_5f_correction"><text:span text:style-name="T141">36 m/s</text:span></text:span></text:h>
          <text:h text:style-name="P32" text:outline-level="1"><text:span text:style-name="_5f_Caractères_5f_correction"><text:span text:style-name="T138">L</text:span></text:span><text:span text:style-name="_5f_Caractères_5f_correction"><text:span text:style-name="T137">a distance de sécurité à 130</text:span></text:span><text:span text:style-name="_5f_Caractères_5f_correction"><text:span text:style-name="T144"> </text:span></text:span><text:span text:style-name="_5f_Caractères_5f_correction"><text:span text:style-name="T145">km/h </text:span></text:span><text:span text:style-name="_5f_Caractères_5f_correction"><text:span text:style-name="T146">est de 72 m environ</text:span></text:span><text:span text:style-name="_5f_pointillés_20_gris"><text:span text:style-name="T98">.</text:span></text:span></text:h>
          <text:h text:style-name="P30" text:outline-level="1"><text:span text:style-name="_5f_Caractères_5f_correction"><text:span text:style-name="T90">50</text:span></text:span><text:span text:style-name="_5f_Caractères_5f_correction"><text:span text:style-name="T41"> </text:span></text:span><text:span text:style-name="_5f_Caractères_5f_correction"><text:span text:style-name="T42">km/h  </text:span></text:span><text:span text:style-name="_5f_Caractères_5f_correction"><text:span text:style-name="T43">= <text:s/></text:span></text:span><text:span text:style-name="T25"><draw:frame draw:style-name="fr3" draw:name="Objet4" text:anchor-type="as-char" svg:width="2.078cm" svg:height="0.873cm" draw:z-index="10"><draw:object xlink:href="./Object 4" xlink:type="simple" xlink:show="embed" xlink:actuate="onLoad"/><draw:image xlink:href="./ObjectReplacements/Object 4" xlink:type="simple" xlink:show="embed" xlink:actuate="onLoad"/><svg:desc>formule</svg:desc></draw:frame></text:span><text:span text:style-name="_5f_Caractères_5f_correction"><text:span text:style-name="T43"><text:s/></text:span></text:span><text:span text:style-name="_5f_Caractères_5f_correction"><text:span text:style-name="T42">m/s </text:span></text:span><text:span text:style-name="_5f_Caractères_5f_correction"><text:span text:style-name="T43">= </text:span></text:span><text:span text:style-name="_5f_Caractères_5f_correction"><text:span text:style-name="T52"><draw:frame draw:style-name="fr3" draw:name="Objet5" text:anchor-type="as-char" svg:width="0.905cm" svg:height="0.873cm" draw:z-index="11"><draw:object xlink:href="./Object 5" xlink:type="simple" xlink:show="embed" xlink:actuate="onLoad"/><draw:image xlink:href="./ObjectReplacements/Object 5" xlink:type="simple" xlink:show="embed" xlink:actuate="onLoad"/><svg:desc>formule</svg:desc></draw:frame></text:span></text:span><text:span text:style-name="_5f_Caractères_5f_correction"><text:span text:style-name="T43"><text:s/></text:span></text:span><text:span text:style-name="_5f_Caractères_5f_correction"><text:span text:style-name="T42">m/s</text:span></text:span><text:span text:style-name="Bold_5f_niv3"><text:span text:style-name="T95"> </text:span></text:span></text:h>
          <text:h text:style-name="P30" text:outline-level="1"><text:span text:style-name="_5f_Caractères_5f_correction"><text:span text:style-name="T90">50</text:span></text:span><text:span text:style-name="_5f_Caractères_5f_correction"><text:span text:style-name="T41"> </text:span></text:span><text:span text:style-name="_5f_Caractères_5f_correction"><text:span text:style-name="T42">km/h </text:span></text:span><text:span text:style-name="_5f_Caractères_5f_correction"><text:span text:style-name="T43">≈ </text:span></text:span><text:span text:style-name="_5f_Caractères_5f_correction"><text:span text:style-name="T90">14</text:span></text:span><text:span text:style-name="_5f_Caractères_5f_correction"><text:span text:style-name="T141"> m/s</text:span></text:span></text:h>
          <text:h text:style-name="P33" text:outline-level="1"><text:span text:style-name="_5f_Caractères_5f_correction"><text:span text:style-name="T141">L</text:span></text:span><text:span text:style-name="_5f_Caractères_5f_correction"><text:span text:style-name="T156">a distance de sécurité à </text:span></text:span><text:span text:style-name="_5f_Caractères_5f_correction"><text:span text:style-name="T101">50</text:span></text:span><text:span text:style-name="_5f_Caractères_5f_correction"><text:span text:style-name="T119"> </text:span></text:span><text:span text:style-name="_5f_Caractères_5f_correction"><text:span text:style-name="T156">km/h </text:span></text:span><text:span text:style-name="_5f_Caractères_5f_correction"><text:span text:style-name="T141">est de </text:span></text:span><text:span text:style-name="_5f_Caractères_5f_correction"><text:span text:style-name="T101">28</text:span></text:span><text:span text:style-name="_5f_Caractères_5f_correction"><text:span text:style-name="T141"> m environ</text:span></text:span><text:span text:style-name="_5f_pointillés_20_gris"><text:span text:style-name="T99">.</text:span></text:span></text:h>
        </text:list-item>
        <text:list-item>
          <text:h text:style-name="P37" text:outline-level="1"><text:span text:style-name="Bold_5f_niv3"><text:span text:style-name="T65"> Convertis dans l’unité demandée.</text:span></text:span></text:h>
        </text:list-item>
      </text:list>
      <text:list xml:id="list231081393" text:style-name="L2">
        <text:list-item>
          <text:p text:style-name="P60"><text:span text:style-name="T58">130 </text:span><text:span text:style-name="T18">km/h </text:span><text:span text:style-name="_5f_Symbole"><text:span text:style-name="T35">=</text:span></text:span><text:span text:style-name="_5f_Caractères_5f_correction"><text:span text:style-name="T43"> </text:span></text:span><text:span text:style-name="_5f_pointillés_20_gris"><text:span text:style-name="T25"><draw:frame draw:style-name="fr3" draw:name="Objet6" text:anchor-type="as-char" svg:width="2.29cm" svg:height="0.873cm" draw:z-index="12"><draw:object xlink:href="./Object 6" xlink:type="simple" xlink:show="embed" xlink:actuate="onLoad"/><draw:image xlink:href="./ObjectReplacements/Object 6" xlink:type="simple" xlink:show="embed" xlink:actuate="onLoad"/><svg:desc>formule</svg:desc></draw:frame></text:span></text:span><text:span text:style-name="_5f_Caractères_5f_correction"><text:span text:style-name="T43"><text:s/></text:span></text:span><text:span text:style-name="_5f_Caractères_5f_correction"><text:span text:style-name="T42">m/s </text:span></text:span><text:span text:style-name="_5f_Caractères_5f_correction"><text:span text:style-name="T43">= </text:span></text:span><text:span text:style-name="_5f_Caractères_5f_correction"><text:span text:style-name="T52"><draw:frame draw:style-name="fr3" draw:name="Objet7" text:anchor-type="as-char" svg:width="0.905cm" svg:height="0.873cm" draw:z-index="13"><draw:object xlink:href="./Object 7" xlink:type="simple" xlink:show="embed" xlink:actuate="onLoad"/><draw:image xlink:href="./ObjectReplacements/Object 7" xlink:type="simple" xlink:show="embed" xlink:actuate="onLoad"/><svg:desc>formule</svg:desc></draw:frame></text:span></text:span><text:span text:style-name="_5f_Caractères_5f_correction"><text:span text:style-name="T43"><text:s/></text:span></text:span><text:span text:style-name="T18"><text:s/>m/s</text:span></text:p>
        </text:list-item>
        <text:list-item>
          <text:p text:style-name="P61"><text:span text:style-name="T58">99</text:span><text:span text:style-name="T18"> km/h </text:span><text:span text:style-name="_5f_Symbole"><text:span text:style-name="T35">=</text:span></text:span><text:span text:style-name="T20"> </text:span><text:span text:style-name="_5f_Caractères_5f_correction"><text:span text:style-name="T43"><text:s/></text:span></text:span><text:span text:style-name="_5f_pointillés_20_gris"><text:span text:style-name="T25"><draw:frame draw:style-name="fr3" draw:name="Objet8" text:anchor-type="as-char" svg:width="2.078cm" svg:height="0.873cm" draw:z-index="14"><draw:object xlink:href="./Object 8" xlink:type="simple" xlink:show="embed" xlink:actuate="onLoad"/><draw:image xlink:href="./ObjectReplacements/Object 8" xlink:type="simple" xlink:show="embed" xlink:actuate="onLoad"/><svg:desc>formule</svg:desc></draw:frame></text:span></text:span><text:span text:style-name="_5f_Caractères_5f_correction"><text:span text:style-name="T43"><text:s/></text:span></text:span><text:span text:style-name="_5f_Caractères_5f_correction"><text:span text:style-name="T42">m/s </text:span></text:span><text:span text:style-name="_5f_Caractères_5f_correction"><text:span text:style-name="T43">= </text:span></text:span><text:span text:style-name="_5f_Caractères_5f_correction"><text:span text:style-name="T44">27,5</text:span></text:span><text:span text:style-name="_5f_Caractères_5f_correction"><text:span text:style-name="T43"> </text:span></text:span><text:span text:style-name="_5f_pointillés_20_gris"><text:span text:style-name="T26"><text:s/></text:span></text:span><text:span text:style-name="T18"><text:s/>m/s</text:span></text:p>
        </text:list-item>
        <text:list-item>
          <text:p text:style-name="P61"><text:span text:style-name="T58">17,3 </text:span><text:span text:style-name="T18">m/s </text:span><text:span text:style-name="_5f_Symbole"><text:span text:style-name="T35">=</text:span></text:span><text:span text:style-name="T70"> </text:span><text:span text:style-name="_5f_pointillés_20_gris"><text:span text:style-name="T25"><draw:frame draw:style-name="fr3" draw:name="Objet9" text:anchor-type="as-char" svg:width="2.501cm" svg:height="0.873cm" draw:z-index="15"><draw:object xlink:href="./Object 9" xlink:type="simple" xlink:show="embed" xlink:actuate="onLoad"/><draw:image xlink:href="./ObjectReplacements/Object 9" xlink:type="simple" xlink:show="embed" xlink:actuate="onLoad"/><svg:desc>formule</svg:desc></draw:frame></text:span></text:span><text:span text:style-name="_5f_Caractères_5f_correction"><text:span text:style-name="T43"><text:s/></text:span></text:span><text:span text:style-name="_5f_Caractères_5f_correction"><text:span text:style-name="T45">k</text:span></text:span><text:span text:style-name="_5f_Caractères_5f_correction"><text:span text:style-name="T42">m/</text:span></text:span><text:span text:style-name="_5f_Caractères_5f_correction"><text:span text:style-name="T93">h</text:span></text:span><text:span text:style-name="_5f_Caractères_5f_correction"><text:span text:style-name="T43">= </text:span></text:span><text:span text:style-name="_5f_Caractères_5f_correction"><text:span text:style-name="T92">62,28</text:span></text:span><text:span text:style-name="_5f_Caractères_5f_correction"><text:span text:style-name="T43"> </text:span></text:span><text:span text:style-name="_5f_pointillés_20_gris"><text:span text:style-name="T26"><text:s/></text:span></text:span><text:span text:style-name="T18"><text:s/>km/h</text:span></text:p>
        </text:list-item>
        <text:list-item>
          <text:p text:style-name="P62"><text:span text:style-name="T18">3,5 m/s </text:span><text:span text:style-name="_5f_Symbole"><text:span text:style-name="T35">=</text:span></text:span><text:span text:style-name="T20"> </text:span><text:span text:style-name="_5f_pointillés_20_gris"><text:span text:style-name="T25"><draw:frame draw:style-name="fr3" draw:name="Objet10" text:anchor-type="as-char" svg:width="2.29cm" svg:height="0.873cm" draw:z-index="16"><draw:object xlink:href="./Object 10" xlink:type="simple" xlink:show="embed" xlink:actuate="onLoad"/><draw:image xlink:href="./ObjectReplacements/Object 10" xlink:type="simple" xlink:show="embed" xlink:actuate="onLoad"/><svg:desc>formule</svg:desc></draw:frame></text:span></text:span><text:span text:style-name="_5f_Caractères_5f_correction"><text:span text:style-name="T43"><text:s/></text:span></text:span><text:span text:style-name="_5f_Caractères_5f_correction"><text:span text:style-name="T45">k</text:span></text:span><text:span text:style-name="_5f_Caractères_5f_correction"><text:span text:style-name="T42">m/</text:span></text:span><text:span text:style-name="_5f_Caractères_5f_correction"><text:span text:style-name="T93">h</text:span></text:span><text:span text:style-name="_5f_Caractères_5f_correction"><text:span text:style-name="T91"> </text:span></text:span><text:span text:style-name="_5f_Caractères_5f_correction"><text:span text:style-name="T43">= </text:span></text:span><text:span text:style-name="_5f_Caractères_5f_correction"><text:span text:style-name="T92">12,6</text:span></text:span><text:span text:style-name="_5f_Caractères_5f_correction"><text:span text:style-name="T43"> </text:span></text:span><text:span text:style-name="T115"><text:s/></text:span><text:span text:style-name="T18">km/</text:span><text:span text:style-name="T19">h</text:span></text:p>
        </text:list-item>
        <text:list-item>
          <text:p text:style-name="P62"><text:span text:style-name="T58">600 </text:span><text:span text:style-name="T18">m/s </text:span><text:span text:style-name="_5f_Symbole"><text:span text:style-name="T35">=</text:span></text:span><text:span text:style-name="T20"> </text:span><text:span text:style-name="_5f_pointillés_20_gris"><text:span text:style-name="T25"><draw:frame draw:style-name="fr3" draw:name="Objet11" text:anchor-type="as-char" svg:width="2.29cm" svg:height="0.873cm" draw:z-index="17"><draw:object xlink:href="./Object 11" xlink:type="simple" xlink:show="embed" xlink:actuate="onLoad"/><draw:image xlink:href="./ObjectReplacements/Object 11" xlink:type="simple" xlink:show="embed" xlink:actuate="onLoad"/><svg:desc>formule</svg:desc></draw:frame></text:span></text:span><text:span text:style-name="_5f_Caractères_5f_correction"><text:span text:style-name="T43"><text:s/></text:span></text:span><text:span text:style-name="_5f_Caractères_5f_correction"><text:span text:style-name="T45">k</text:span></text:span><text:span text:style-name="_5f_Caractères_5f_correction"><text:span text:style-name="T42">m/</text:span></text:span><text:span text:style-name="_5f_Caractères_5f_correction"><text:span text:style-name="T45">m</text:span></text:span><text:span text:style-name="_5f_Caractères_5f_correction"><text:span text:style-name="T93">in </text:span></text:span><text:span text:style-name="_5f_Caractères_5f_correction"><text:span text:style-name="T43">= </text:span></text:span><text:span text:style-name="_5f_Caractères_5f_correction"><text:span text:style-name="T92">36</text:span></text:span><text:span text:style-name="T115"> </text:span><text:span text:style-name="T18">km/min</text:span></text:p>
          <text:p text:style-name="P63"/>
        </text:list-item>
      </text:list>
      <text:list xml:id="list124459776239553" text:continue-list="list124459991381093" text:style-name="Num_5f_Exo">
        <text:list-item>
          <text:h text:style-name="P36" text:outline-level="1"> <text:span text:style-name="T139">Classe dans l’ordre croissant les vitesses suivantes :</text:span></text:h>
          <text:h text:style-name="P38" text:outline-level="1">74<text:span text:style-name="T58"> </text:span>km/h ; <text:span text:style-name="T120">20,61 m/s ; 1 235,05</text:span><text:span text:style-name="T61"> </text:span><text:span text:style-name="T120">m/min ;</text:span></text:h>
          <text:h text:style-name="P39" text:outline-level="1">2<text:span text:style-name="T58"> </text:span>065,27<text:span text:style-name="T58"> </text:span>cm/s ; 124,6<text:span text:style-name="T58"> </text:span>dam/min.</text:h>
          <text:h text:style-name="P40" text:outline-level="1"><text:span text:style-name="_5f_Caractères_5f_correction"><text:span text:style-name="T119">74 km/h </text:span></text:span><text:span text:style-name="_5f_Caractères_5f_correction"><text:span text:style-name="T143"> </text:span></text:span><text:span text:style-name="_5f_Caractères_5f_correction"><text:span text:style-name="T131">=</text:span></text:span><text:span text:style-name="_5f_Caractères_5f_correction"><text:span text:style-name="T125"> </text:span></text:span><text:span text:style-name="_5f_Caractères_5f_correction"><text:span text:style-name="T146"><draw:frame draw:style-name="fr3" draw:name="Objet12" text:anchor-type="as-char" svg:width="2.078cm" svg:height="0.873cm" draw:z-index="18"><draw:object xlink:href="./Object 12" xlink:type="simple" xlink:show="embed" xlink:actuate="onLoad"/><draw:image xlink:href="./ObjectReplacements/Object 12" xlink:type="simple" xlink:show="embed" xlink:actuate="onLoad"/><svg:desc>formule</svg:desc></draw:frame></text:span></text:span><text:span text:style-name="_5f_Caractères_5f_correction"><text:span text:style-name="T125"><text:s/></text:span></text:span><text:span text:style-name="_5f_Caractères_5f_correction"><text:span text:style-name="T124">m/s </text:span></text:span><text:span text:style-name="_5f_Caractères_5f_correction"><text:span text:style-name="T151">≈</text:span></text:span><text:span text:style-name="_5f_Caractères_5f_correction"><text:span text:style-name="T125"> </text:span></text:span><text:span text:style-name="_5f_Caractères_5f_correction"><text:span text:style-name="T126">20,56</text:span></text:span><text:span text:style-name="_5f_Caractères_5f_correction"><text:span text:style-name="T125"> </text:span></text:span><text:span text:style-name="_5f_Caractères_5f_correction"><text:span text:style-name="T122"><text:s/>m/s</text:span></text:span></text:h>
          <text:h text:style-name="P40" text:outline-level="1"><text:span text:style-name="_5f_Caractères_5f_correction"><text:span text:style-name="T120">1 235,05 m/min <text:s/></text:span></text:span><text:span text:style-name="_5f_Caractères_5f_correction"><text:span text:style-name="T157">=</text:span></text:span><text:span text:style-name="_5f_Caractères_5f_correction"><text:span text:style-name="T157"><draw:frame draw:style-name="fr3" draw:name="Objet13" text:anchor-type="as-char" svg:width="1.857cm" svg:height="0.873cm" draw:z-index="19"><draw:object xlink:href="./Object 13" xlink:type="simple" xlink:show="embed" xlink:actuate="onLoad"/><draw:image xlink:href="./ObjectReplacements/Object 13" xlink:type="simple" xlink:show="embed" xlink:actuate="onLoad"/><svg:desc>formule</svg:desc></draw:frame></text:span></text:span><text:span text:style-name="_5f_Caractères_5f_correction"><text:span text:style-name="T124">m/s </text:span></text:span><text:span text:style-name="_5f_Caractères_5f_correction"><text:span text:style-name="T151">≈</text:span></text:span><text:span text:style-name="_5f_Caractères_5f_correction"><text:span text:style-name="T125"> </text:span></text:span><text:span text:style-name="_5f_Caractères_5f_correction"><text:span text:style-name="T126">20,5</text:span></text:span><text:span text:style-name="_5f_Caractères_5f_correction"><text:span text:style-name="T103">8</text:span></text:span><text:span text:style-name="_5f_Caractères_5f_correction"><text:span text:style-name="T125"> </text:span></text:span><text:span text:style-name="_5f_Caractères_5f_correction"><text:span text:style-name="T122"><text:s/>m/s</text:span></text:span></text:h>
          <text:h text:style-name="P40" text:outline-level="1"><text:span text:style-name="_5f_Caractères_5f_correction"><text:span text:style-name="T127">2</text:span></text:span><text:span text:style-name="_5f_Caractères_5f_correction"><text:span text:style-name="T64"> </text:span></text:span><text:span text:style-name="_5f_Caractères_5f_correction"><text:span text:style-name="T127">065,27</text:span></text:span><text:span text:style-name="_5f_Caractères_5f_correction"><text:span text:style-name="T64"> </text:span></text:span><text:span text:style-name="_5f_Caractères_5f_correction"><text:span text:style-name="T127">cm/s </text:span></text:span><text:span text:style-name="_5f_Caractères_5f_correction"><text:span text:style-name="T126">= </text:span></text:span><text:span text:style-name="_5f_Caractères_5f_correction"><text:span text:style-name="T127">20,652 7 </text:span></text:span><text:span text:style-name="_5f_Caractères_5f_correction"><text:span text:style-name="T124">m/s </text:span></text:span><text:span text:style-name="_5f_Caractères_5f_correction"><text:span text:style-name="T151">≈</text:span></text:span><text:span text:style-name="_5f_Caractères_5f_correction"><text:span text:style-name="T125"> </text:span></text:span><text:span text:style-name="_5f_Caractères_5f_correction"><text:span text:style-name="T126">20,</text:span></text:span><text:span text:style-name="_5f_Caractères_5f_correction"><text:span text:style-name="T103">65</text:span></text:span><text:span text:style-name="_5f_Caractères_5f_correction"><text:span text:style-name="T125"> </text:span></text:span><text:span text:style-name="_5f_Caractères_5f_correction"><text:span text:style-name="T123"><text:s/>m/s</text:span></text:span></text:h>
          <text:h text:style-name="P41" text:outline-level="1"><text:span text:style-name="_5f_Caractères_5f_correction"><text:span text:style-name="T120">124,6 dam/min </text:span></text:span><text:span text:style-name="_5f_Caractères_5f_correction"><text:span text:style-name="T157">= </text:span></text:span><text:span text:style-name="_5f_Caractères_5f_correction"><text:span text:style-name="T157"><draw:frame draw:style-name="fr3" draw:name="Objet14" text:anchor-type="as-char" svg:width="2.184cm" svg:height="0.873cm" draw:z-index="20"><draw:object xlink:href="./Object 14" xlink:type="simple" xlink:show="embed" xlink:actuate="onLoad"/><draw:image xlink:href="./ObjectReplacements/Object 14" xlink:type="simple" xlink:show="embed" xlink:actuate="onLoad"/><svg:desc>formule</svg:desc></draw:frame></text:span></text:span><text:span text:style-name="_5f_Caractères_5f_correction"><text:span text:style-name="T122"><text:s/></text:span></text:span><text:span text:style-name="_5f_Caractères_5f_correction"><text:span text:style-name="T124">m/s </text:span></text:span><text:span text:style-name="_5f_Caractères_5f_correction"><text:span text:style-name="T151">≈</text:span></text:span><text:span text:style-name="_5f_Caractères_5f_correction"><text:span text:style-name="T125"> </text:span></text:span><text:span text:style-name="_5f_Caractères_5f_correction"><text:span text:style-name="T126">20,</text:span></text:span><text:span text:style-name="_5f_Caractères_5f_correction"><text:span text:style-name="T103">77</text:span></text:span><text:span text:style-name="_5f_Caractères_5f_correction"><text:span text:style-name="T123"> m/s</text:span></text:span></text:h>
          <text:p text:style-name="P49"><text:span text:style-name="_5f_Caractères_5f_correction"><text:span text:style-name="T157">On a donc : </text:span></text:span><text:span text:style-name="_5f_Caractères_5f_correction"><text:span text:style-name="T62">74 km/h  &lt; </text:span></text:span><text:span text:style-name="_5f_Caractères_5f_correction"><text:span text:style-name="T63">1 235,05 m/min </text:span></text:span></text:p>
          <text:p text:style-name="P49"><text:span text:style-name="_5f_Caractères_5f_correction"><text:span text:style-name="T63">&lt; 20,61 m/s &lt; <text:s/></text:span></text:span><text:span text:style-name="_5f_Caractères_5f_correction"><text:span text:style-name="T64">2 065,27 cm/s <text:s/>&lt; 124,6 dam/min</text:span></text:span></text:p>
        </text:list-item>
        <text:list-item>
          <text:h text:style-name="P42" text:outline-level="1"><text:span text:style-name="Bold_5f_niv3"><text:span text:style-name="T135"> </text:span></text:span><text:span text:style-name="Bold_5f_niv3"><text:span text:style-name="T132">Avec des masses volumiques</text:span></text:span></text:h>
          <text:h text:style-name="P31" text:outline-level="1"><text:span text:style-name="Bold_5f_niv3"><text:span text:style-name="T65">Convertis dans l’unité demandée.</text:span></text:span></text:h>
        </text:list-item>
      </text:list>
      <text:list xml:id="list851174625" text:style-name="liste_5f_abc">
        <text:list-item text:start-value="1">
          <text:p text:style-name="P64"><text:span text:style-name="T18">35,6 g/cm</text:span><text:span text:style-name="T10">3</text:span><text:span text:style-name="T18"> </text:span><text:span text:style-name="_5f_Symbole"><text:span text:style-name="T35">=</text:span></text:span><text:span text:style-name="_5f_Caractères_5f_correction"><text:span text:style-name="T39"> </text:span></text:span><text:span text:style-name="_5f_Caractères_5f_correction"><text:span text:style-name="T30">35 600</text:span></text:span><text:span text:style-name="_5f_Caractères_5f_correction"><text:span text:style-name="T37"> </text:span></text:span><text:span text:style-name="_5f_Caractères"><text:span text:style-name="T37">kg/m</text:span></text:span><text:span text:style-name="_5f_Caractères"><text:span text:style-name="T14">3</text:span></text:span></text:p>
        </text:list-item>
        <text:list-item>
          <text:p text:style-name="P65"><text:span text:style-name="T70">1 345</text:span><text:span text:style-name="T18"> g/cm</text:span><text:span text:style-name="T10">3</text:span><text:span text:style-name="T18"> </text:span><text:span text:style-name="_5f_Symbole"><text:span text:style-name="T35">=</text:span></text:span><text:span text:style-name="T20"> </text:span><text:span text:style-name="_5f_Caractères_5f_correction"><text:span text:style-name="T39">1 345</text:span></text:span><text:span text:style-name="_5f_Caractères_5f_correction"><text:span text:style-name="T42"> </text:span></text:span><text:span text:style-name="_5f_Caractères_5f_correction"><text:span text:style-name="T46">000</text:span></text:span><text:span text:style-name="_5f_Caractères_5f_correction"><text:span text:style-name="T37"> </text:span></text:span><text:span text:style-name="T18">kg/m</text:span><text:span text:style-name="T10">3</text:span></text:p>
        </text:list-item>
        <text:list-item>
          <text:p text:style-name="P65"><text:span text:style-name="T18">5 640 kg/m</text:span><text:span text:style-name="T10">3</text:span><text:span text:style-name="T18"> </text:span><text:span text:style-name="_5f_Symbole"><text:span text:style-name="T35">=</text:span></text:span><text:span text:style-name="T20"> </text:span><text:span text:style-name="_5f_Caractères_5f_correction"><text:span text:style-name="T42">5,640</text:span></text:span><text:span text:style-name="T20"> </text:span><text:span text:style-name="T18">g/cm</text:span><text:span text:style-name="T10">3</text:span></text:p>
        </text:list-item>
        <text:list-item>
          <text:p text:style-name="P65"><text:span text:style-name="T76">32,05 </text:span><text:span text:style-name="T18">kg/m</text:span><text:span text:style-name="T10">3</text:span><text:span text:style-name="T18"> </text:span><text:span text:style-name="_5f_Symbole"><text:span text:style-name="T35">=</text:span></text:span><text:span text:style-name="T20"> </text:span><text:span text:style-name="_5f_Caractères_5f_correction"><text:span text:style-name="T46">0,0</text:span></text:span><text:span text:style-name="_5f_Caractères_5f_correction"><text:span text:style-name="T47">32 05</text:span></text:span><text:span text:style-name="T20"> </text:span><text:span text:style-name="T18">g/cm</text:span><text:span text:style-name="T10">3</text:span></text:p>
        </text:list-item>
      </text:list>
      <text:list xml:id="list124460992407240" text:continue-list="list124459776239553" text:style-name="Num_5f_Exo">
        <text:list-item>
          <text:h text:style-name="P43" text:outline-level="1"><text:span text:style-name="T20"> </text:span><text:span text:style-name="T23">Lequel de </text:span><text:span text:style-name="T105">c</text:span><text:span text:style-name="T23">es métaux </text:span><text:span text:style-name="T105">a</text:span><text:span text:style-name="T23"> la plus grande masse volumique ?</text:span></text:h>
          <text:h text:style-name="P31" text:outline-level="1"><text:span text:style-name="T23">F</text:span><text:span text:style-name="T24">er (7,85 g/cm</text:span><text:span text:style-name="T12">3</text:span><text:span text:style-name="T24">) ; </text:span><text:span text:style-name="T106">a</text:span><text:span text:style-name="T24">rgent (10,49 </text:span><text:span text:style-name="T106">k</text:span><text:span text:style-name="T24">g/dm</text:span><text:span text:style-name="T12">3</text:span><text:span text:style-name="T24">) ; </text:span></text:h>
          <text:h text:style-name="P46" text:outline-level="1"><text:span text:style-name="T106">c</text:span><text:span text:style-name="T24">uivre (8 960 </text:span><text:span text:style-name="T106">k</text:span><text:span text:style-name="T24">g/m</text:span><text:span text:style-name="T12">3</text:span><text:span text:style-name="T24">) ; </text:span><text:span text:style-name="T106">p</text:span><text:span text:style-name="T24">lomb (1,14 cg/mm</text:span><text:span text:style-name="T12">3</text:span><text:span text:style-name="T24">).</text:span></text:h>
        </text:list-item>
      </text:list>
      <text:h text:style-name="_5f_Paragraphe_5f_Correction" text:outline-level="1"><text:span text:style-name="_5f_Caractères_5f_correction"><text:span text:style-name="T149">F</text:span></text:span><text:span text:style-name="_5f_Caractères_5f_correction"><text:span text:style-name="T150">er : 7,85 g/cm</text:span></text:span><text:span text:style-name="_5f_Caractères_5f_correction"><text:span text:style-name="T16">3 </text:span></text:span></text:h>
      <text:h text:style-name="_5f_Paragraphe_5f_Correction" text:outline-level="1"><text:span text:style-name="_5f_Caractères_5f_correction"><text:span text:style-name="T150">Argent : 10,49 kg/dm</text:span></text:span><text:span text:style-name="_5f_Caractères_5f_correction"><text:span text:style-name="T16">3 </text:span></text:span><text:span text:style-name="_5f_Caractères_5f_correction"><text:span text:style-name="T158">=</text:span></text:span><text:span text:style-name="_5f_Caractères_5f_correction"><text:span text:style-name="T159">10,49 g/cm</text:span></text:span><text:span text:style-name="_5f_Caractères_5f_correction"><text:span text:style-name="T17">3 </text:span></text:span></text:h>
      <text:h text:style-name="_5f_Paragraphe_5f_Correction" text:outline-level="1"><text:span text:style-name="_5f_Caractères_5f_correction"><text:span text:style-name="T102">C</text:span></text:span><text:span text:style-name="_5f_Caractères_5f_correction"><text:span text:style-name="T159">uivre : 8 960 kg/m³</text:span></text:span><text:span text:style-name="_5f_Caractères_5f_correction"><text:span text:style-name="T17"> </text:span></text:span><text:span text:style-name="_5f_Caractères_5f_correction"><text:span text:style-name="T160">= </text:span></text:span><text:span text:style-name="_5f_Caractères_5f_correction"><text:span text:style-name="T159">8,960 g/cm</text:span></text:span><text:span text:style-name="_5f_Caractères_5f_correction"><text:span text:style-name="T17">3 </text:span></text:span></text:h>
      <text:h text:style-name="_5f_Paragraphe_5f_Correction" text:outline-level="1"><text:span text:style-name="_5f_Caractères_5f_correction">P</text:span><text:span text:style-name="_5f_Caractères_5f_correction"><text:span text:style-name="T152">lomb : 1,14 cg/mm</text:span></text:span><text:span text:style-name="_5f_Caractères_5f_correction"><text:span text:style-name="T13">3 <text:s/></text:span></text:span><text:span text:style-name="_5f_Caractères_5f_correction"><text:span text:style-name="T160">= </text:span></text:span><text:span text:style-name="_5f_Caractères_5f_correction"><text:span text:style-name="T152">11,4</text:span></text:span><text:span text:style-name="_5f_Caractères_5f_correction"><text:span text:style-name="T153"> </text:span></text:span><text:span text:style-name="_5f_Caractères_5f_correction"><text:span text:style-name="T159">g/cm</text:span></text:span><text:span text:style-name="_5f_Caractères_5f_correction"><text:span text:style-name="T17">3 </text:span></text:span></text:h>
      <text:h text:style-name="_5f_Paragraphe_5f_Correction" text:outline-level="1"><text:span text:style-name="_5f_Caractères_5f_correction">C’est l’argent qui a la plus grande masse volumique.</text:span></text:h>
      <text:list xml:id="list124460838929582" text:continue-numbering="true" text:style-name="Num_5f_Exo">
        <text:list-item>
          <text:h text:style-name="P44" text:outline-level="1"> <text:span text:style-name="T113">Avec de</text:span><text:span text:style-name="T111">s débits</text:span></text:h>
          <text:h text:style-name="P34" text:outline-level="1"><text:span text:style-name="Bold_5f_niv3"><text:span text:style-name="T65">Convertis dans l’unité demandée.</text:span></text:span></text:h>
        </text:list-item>
      </text:list>
      <text:list xml:id="list124460411271618" text:continue-list="list851174625" text:style-name="liste_5f_abc">
        <text:list-item text:start-value="1">
          <text:p text:style-name="P68"><text:span text:style-name="T69">143</text:span><text:span text:style-name="T58"> </text:span><text:span text:style-name="T74">m</text:span><text:span text:style-name="T96">3</text:span><text:span text:style-name="T18">/h </text:span><text:span text:style-name="_5f_Symbole"><text:span text:style-name="T35">=</text:span></text:span><text:span text:style-name="T70"> </text:span><text:span text:style-name="_5f_Caractères_5f_correction"><text:span text:style-name="T39"><draw:frame draw:style-name="fr3" draw:name="Objet15" text:anchor-type="as-char" svg:width="3.498cm" svg:height="0.873cm" draw:z-index="21"><draw:object xlink:href="./Object 15" xlink:type="simple" xlink:show="embed" xlink:actuate="onLoad"/><draw:image xlink:href="./ObjectReplacements/Object 15" xlink:type="simple" xlink:show="embed" xlink:actuate="onLoad"/></draw:frame></text:span></text:span></text:p>
          <text:p text:style-name="P68"><text:span text:style-name="_5f_Caractères_5f_correction"><text:span text:style-name="T87">Soit </text:span></text:span><text:span text:style-name="_5f_Caractères_5f_correction"><text:span text:style-name="T86">143</text:span></text:span><text:span text:style-name="_5f_Caractères_5f_correction"><text:span text:style-name="T36"> </text:span></text:span><text:span text:style-name="_5f_Caractères_5f_correction"><text:span text:style-name="T74">m</text:span></text:span><text:span text:style-name="_5f_Caractères_5f_correction"><text:span text:style-name="T96">3</text:span></text:span><text:span text:style-name="_5f_Caractères_5f_correction"><text:span text:style-name="T27">/h </text:span></text:span><text:span text:style-name="_5f_Caractères_5f_correction"><text:span text:style-name="T48">=</text:span></text:span><text:span text:style-name="_5f_Caractères_5f_correction"><text:span text:style-name="T48"><draw:frame draw:style-name="fr3" draw:name="Objet16" text:anchor-type="as-char" svg:width="1.646cm" svg:height="0.873cm" draw:z-index="22"><draw:object xlink:href="./Object 16" xlink:type="simple" xlink:show="embed" xlink:actuate="onLoad"/><draw:image xlink:href="./ObjectReplacements/Object 16" xlink:type="simple" xlink:show="embed" xlink:actuate="onLoad"/><svg:desc>formule</svg:desc></draw:frame></text:span></text:span><text:span text:style-name="_5f_Caractères_5f_correction"><text:span text:style-name="T48"> </text:span></text:span><text:span text:style-name="_5f_Caractères_5f_correction"><text:span text:style-name="T49">cm³/s </text:span></text:span><text:span text:style-name="_5f_Caractères_5f_correction"><text:span text:style-name="T48">≈</text:span></text:span><text:span text:style-name="_5f_Caractères_5f_correction"> <text:s/></text:span><text:span text:style-name="_5f_Caractères_5f_correction"><text:span text:style-name="T161">39 </text:span></text:span><text:span text:style-name="_5f_Caractères_5f_correction"><text:span text:style-name="T104">7</text:span></text:span><text:span text:style-name="_5f_Caractères_5f_correction"><text:span text:style-name="T161">22 </text:span></text:span><text:span text:style-name="_5f_Caractères"><text:span text:style-name="T49">cm³/s</text:span></text:span></text:p>
        </text:list-item>
      </text:list>
      <text:list xml:id="list124460412011975" text:continue-list="list124460838929582" text:style-name="Num_5f_Exo">
        <text:list-header>
          <text:p text:style-name="P66"><text:span text:style-name="T108">b.</text:span><text:span text:style-name="T60"> </text:span><text:span text:style-name="T69">45</text:span><text:span text:style-name="T18"> </text:span><text:span text:style-name="T74">m</text:span><text:span text:style-name="T96">3</text:span><text:span text:style-name="T18">/h </text:span><text:span text:style-name="_5f_Symbole"><text:span text:style-name="T35">=</text:span></text:span><text:span text:style-name="T20"> </text:span><text:span text:style-name="_5f_pointillés_20_gris"><text:span text:style-name="T29"><draw:frame draw:style-name="fr3" draw:name="Objet17" text:anchor-type="as-char" svg:width="1.432cm" svg:height="0.873cm" draw:z-index="23"><draw:object xlink:href="./Object 17" xlink:type="simple" xlink:show="embed" xlink:actuate="onLoad"/><draw:image xlink:href="./ObjectReplacements/Object 17" xlink:type="simple" xlink:show="embed" xlink:actuate="onLoad"/><svg:desc>formule</svg:desc></draw:frame></text:span></text:span><text:span text:style-name="_5f_Caractères_5f_correction"><text:span text:style-name="T49">L</text:span></text:span><text:span text:style-name="_5f_Caractères_5f_correction"><text:span text:style-name="T42">/s </text:span></text:span><text:span text:style-name="_5f_Caractères_5f_correction"><text:span text:style-name="T48">= 12,5</text:span></text:span><text:span text:style-name="T18"> </text:span><text:span text:style-name="T74">L</text:span><text:span text:style-name="T18">/s</text:span></text:p>
          <text:p text:style-name="P66"><text:span text:style-name="T107">c.</text:span><text:span text:style-name="T59"> </text:span><text:span text:style-name="T69">23,7</text:span><text:span text:style-name="T58"> </text:span><text:span text:style-name="T18">m</text:span><text:span text:style-name="T11">3</text:span><text:span text:style-name="T18">/</text:span><text:span text:style-name="T74">h</text:span><text:span text:style-name="T18"> </text:span><text:span text:style-name="_5f_Symbole"><text:span text:style-name="T35">=</text:span></text:span><text:span text:style-name="T70"> </text:span><text:span text:style-name="_5f_pointillés_20_gris"><text:span text:style-name="T29"><draw:frame draw:style-name="fr3" draw:name="Objet18" text:anchor-type="as-char" svg:width="1.432cm" svg:height="0.873cm" draw:z-index="24"><draw:object xlink:href="./Object 18" xlink:type="simple" xlink:show="embed" xlink:actuate="onLoad"/><draw:image xlink:href="./ObjectReplacements/Object 18" xlink:type="simple" xlink:show="embed" xlink:actuate="onLoad"/><svg:desc>formule</svg:desc></draw:frame></text:span></text:span><text:span text:style-name="_5f_Caractères_5f_correction"><text:span text:style-name="T49">L</text:span></text:span><text:span text:style-name="_5f_Caractères_5f_correction"><text:span text:style-name="T42">/s </text:span></text:span><text:span text:style-name="_5f_Caractères_5f_correction"><text:span text:style-name="T48">=</text:span></text:span><text:span text:style-name="_5f_Caractères_5f_correction"><text:span text:style-name="T48"><draw:frame draw:style-name="fr3" draw:name="Objet19" text:anchor-type="as-char" svg:width="0.693cm" svg:height="0.873cm" draw:z-index="25"><draw:object xlink:href="./Object 19" xlink:type="simple" xlink:show="embed" xlink:actuate="onLoad"/><draw:image xlink:href="./ObjectReplacements/Object 19" xlink:type="simple" xlink:show="embed" xlink:actuate="onLoad"/><svg:desc>formule</svg:desc></draw:frame></text:span></text:span><text:span text:style-name="_5f_Caractères_5f_correction"><text:span text:style-name="T49"> L/s </text:span></text:span><text:span text:style-name="_5f_Caractères_5f_correction"><text:span text:style-name="T48">≈</text:span></text:span><text:span text:style-name="_5f_Caractères_5f_correction"><text:span text:style-name="T161">6,58 </text:span></text:span><text:span text:style-name="T74"><text:s/>L/s</text:span></text:p>
          <text:p text:style-name="P66"><text:span text:style-name="T109">d.</text:span><text:span text:style-name="T20"> </text:span><text:span text:style-name="T74">2,5</text:span><text:span text:style-name="T18"> </text:span><text:span text:style-name="T74">L</text:span><text:span text:style-name="T18">/s </text:span><text:span text:style-name="_5f_Symbole"><text:span text:style-name="T35">=</text:span></text:span><text:span text:style-name="T20"> </text:span><text:span text:style-name="_5f_pointillés_20_gris"><text:span text:style-name="T29"><draw:frame draw:style-name="fr3" draw:name="Objet20" text:anchor-type="as-char" svg:width="2.148cm" svg:height="0.873cm" draw:z-index="26"><draw:object xlink:href="./Object 20" xlink:type="simple" xlink:show="embed" xlink:actuate="onLoad"/><draw:image xlink:href="./ObjectReplacements/Object 20" xlink:type="simple" xlink:show="embed" xlink:actuate="onLoad"/><svg:desc>formule</svg:desc></draw:frame></text:span></text:span><text:span text:style-name="_5f_Caractères_5f_correction"><text:span text:style-name="T37"><text:s/></text:span></text:span><text:span text:style-name="_5f_Caractères_5f_correction"><text:span text:style-name="T74">m</text:span></text:span><text:span text:style-name="_5f_Caractères_5f_correction"><text:span text:style-name="T96">3</text:span></text:span><text:span text:style-name="_5f_Caractères_5f_correction"><text:span text:style-name="T18">/</text:span></text:span><text:span text:style-name="_5f_Caractères_5f_correction"><text:span text:style-name="T19">h </text:span></text:span><text:span text:style-name="_5f_Caractères_5f_correction"><text:span text:style-name="T48">= 9 </text:span></text:span><text:span text:style-name="T74">m</text:span><text:span text:style-name="T96">3</text:span><text:span text:style-name="T18">/</text:span><text:span text:style-name="T19">h</text:span></text:p>
          <text:h text:style-name="P47" text:outline-level="1"><text:span text:style-name="_5f_pointillés_20_gris"><text:span text:style-name="T110">e.</text:span></text:span><text:span text:style-name="_5f_pointillés_20_gris"><text:span text:style-name="T34"> </text:span></text:span><text:span text:style-name="_5f_pointillés_20_gris"><text:span text:style-name="T84">7</text:span></text:span><text:span text:style-name="_5f_pointillés_20_gris"><text:span text:style-name="T85">50</text:span></text:span><text:span text:style-name="_5f_pointillés_20_gris"><text:span text:style-name="T88"> </text:span></text:span><text:span text:style-name="_5f_pointillés_20_gris"><text:span text:style-name="T78">L</text:span></text:span><text:span text:style-name="_5f_pointillés_20_gris"><text:span text:style-name="T73">/s </text:span></text:span><text:span text:style-name="_5f_Symbole"><text:span text:style-name="T35">=</text:span></text:span><text:span text:style-name="_5f_pointillés_20_gris"><text:span text:style-name="T70"> </text:span></text:span><text:span text:style-name="_5f_pointillés_20_gris"><text:span text:style-name="T29"><draw:frame draw:style-name="fr3" draw:name="Objet21" text:anchor-type="as-char" svg:width="1.619cm" svg:height="0.873cm" draw:z-index="27"><draw:object xlink:href="./Object 21" xlink:type="simple" xlink:show="embed" xlink:actuate="onLoad"/><draw:image xlink:href="./ObjectReplacements/Object 21" xlink:type="simple" xlink:show="embed" xlink:actuate="onLoad"/><svg:desc>formule</svg:desc></draw:frame></text:span></text:span><text:span text:style-name="_5f_Caractères_5f_correction"><text:span text:style-name="T42"><text:s/></text:span></text:span><text:span text:style-name="_5f_Caractères_5f_correction"><text:span text:style-name="T50">m</text:span></text:span><text:span text:style-name="_5f_Caractères_5f_correction"><text:span text:style-name="T15">3</text:span></text:span><text:span text:style-name="_5f_Caractères_5f_correction"><text:span text:style-name="T50">/min</text:span></text:span><text:span text:style-name="_5f_Caractères_5f_correction"><text:span text:style-name="T40"> </text:span></text:span><text:span text:style-name="_5f_Caractères_5f_correction"><text:span text:style-name="T48">=</text:span></text:span><text:span text:style-name="_5f_Caractères_5f_correction"><text:span text:style-name="T32"> </text:span></text:span><text:span text:style-name="_5f_Caractères_5f_correction"><text:span text:style-name="T33"><text:s/></text:span></text:span><text:span text:style-name="_5f_Caractères_5f_correction"><text:span text:style-name="T32">45 </text:span></text:span><text:span text:style-name="_5f_pointillés_20_gris"><text:span text:style-name="T78">m</text:span></text:span><text:span text:style-name="_5f_pointillés_20_gris"><text:span text:style-name="T97">3</text:span></text:span><text:span text:style-name="_5f_pointillés_20_gris"><text:span text:style-name="T73">/min</text:span></text:span></text:h>
        </text:list-header>
      </text:list>
      <text:h text:style-name="P48" text:outline-level="1"><text:span text:style-name="_5f_pointillés_20_gris"><text:span text:style-name="T73"/></text:span></text:h>
      <text:h text:style-name="P48" text:outline-level="1"><text:span text:style-name="_5f_pointillés_20_gris"><text:span text:style-name="T73"/></text:span></text:h>
      <text:list xml:id="list124459912778846" text:continue-numbering="true" text:style-name="Num_5f_Exo">
        <text:list-item>
          <text:h text:style-name="P45" text:outline-level="1"><text:soft-page-break/><text:span text:style-name="_5f_pointillés_20_gris"><text:span text:style-name="T74"> La Tamise a un débit de 65,8 m³/s. Quel est son débit en L/h ?</text:span></text:span></text:h>
          <text:p text:style-name="P69"><text:span text:style-name="_5f_Caractères_5f_correction">65,8 m³/s</text:span><text:span text:style-name="_5f_Caractères_5f_correction"><text:span text:style-name="T131">=</text:span></text:span><text:span text:style-name="_5f_Caractères_5f_correction"><text:span text:style-name="T148"> </text:span></text:span><text:span text:style-name="_5f_Caractères_5f_correction"><text:span text:style-name="T124"><draw:frame draw:style-name="fr3" draw:name="Objet22" text:anchor-type="as-char" svg:width="3.535cm" svg:height="0.413cm" draw:z-index="28"><draw:object xlink:href="./Object 22" xlink:type="simple" xlink:show="embed" xlink:actuate="onLoad"/><draw:image xlink:href="./ObjectReplacements/Object 22" xlink:type="simple" xlink:show="embed" xlink:actuate="onLoad"/><svg:desc>formule</svg:desc></draw:frame></text:span></text:span><text:span text:style-name="_5f_Caractères_5f_correction"><text:span text:style-name="T122"><text:s/></text:span></text:span><text:span text:style-name="_5f_Caractères_5f_correction"><text:span text:style-name="T128">L</text:span></text:span><text:span text:style-name="_5f_Caractères_5f_correction"><text:span text:style-name="T154">/</text:span></text:span><text:span text:style-name="_5f_Caractères_5f_correction"><text:span text:style-name="T155">h </text:span></text:span></text:p>
          <text:p text:style-name="P67"><text:span text:style-name="_5f_Caractères_5f_correction"><text:span text:style-name="T49">65,8 m³/s</text:span></text:span><text:span text:style-name="_5f_Caractères_5f_correction"><text:span text:style-name="T31"> </text:span></text:span><text:span text:style-name="_5f_Caractères_5f_correction"><text:span text:style-name="T94">=</text:span></text:span><text:span text:style-name="_5f_Caractères_5f_correction"> </text:span><text:span text:style-name="_5f_Caractères_5f_correction"><text:span text:style-name="T162">236 880</text:span></text:span><text:span text:style-name="_5f_Caractères_5f_correction"><text:span text:style-name="T40"> </text:span></text:span><text:span text:style-name="_5f_Caractères_5f_correction"><text:span text:style-name="T162">000 </text:span></text:span><text:span text:style-name="_5f_Caractères_5f_correction"><text:span text:style-name="T51">L/</text:span></text:span><text:span text:style-name="_5f_Caractères_5f_correction"><text:span text:style-name="T40">h </text:span></text:span></text:p>
        </text:list-item>
        <text:list-item>
          <text:p text:style-name="P53"><text:span text:style-name="_5f_pointillés_20_gris"><text:span text:style-name="T74"> Une pompe a un débit de 0,195 L/s. Une </text:span></text:span><text:span text:style-name="_5f_pointillés_20_gris"><text:span text:style-name="T79">autre a un débit de 7,2  m³/h. Quelle pompe a le plus grand débit</text:span></text:span><text:span text:style-name="_5f_pointillés_20_gris"><text:span text:style-name="T74"> ?</text:span></text:span></text:p>
          <text:p text:style-name="P50"><text:span text:style-name="_5f_Caractères_5f_correction"><text:span text:style-name="T163">Pompe 1 : </text:span></text:span><text:span text:style-name="_5f_Caractères_5f_correction"><text:span text:style-name="T147">0,195 L/s.</text:span></text:span></text:p>
          <text:p text:style-name="P51"><text:span text:style-name="_5f_Caractères_5f_correction"><text:span text:style-name="T130">Pompe 2 : </text:span></text:span><text:span text:style-name="_5f_Caractères_5f_correction"><text:span text:style-name="T129">7,2  m³/h </text:span></text:span><text:span text:style-name="_5f_Caractères_5f_correction"><text:span text:style-name="T130">=</text:span></text:span><text:span text:style-name="_5f_Caractères_5f_correction"><text:span text:style-name="T130"><draw:frame draw:style-name="fr3" draw:name="Objet23" text:anchor-type="as-char" svg:width="2.29cm" svg:height="0.873cm" draw:z-index="29"><draw:object xlink:href="./Object 23" xlink:type="simple" xlink:show="embed" xlink:actuate="onLoad"/><draw:image xlink:href="./ObjectReplacements/Object 23" xlink:type="simple" xlink:show="embed" xlink:actuate="onLoad"/><svg:desc>formule</svg:desc></draw:frame></text:span></text:span><text:span text:style-name="_5f_Caractères_5f_correction"><text:span text:style-name="T130"> </text:span></text:span><text:span text:style-name="_5f_Caractères_5f_correction"><text:span text:style-name="T129">L/s </text:span></text:span><text:span text:style-name="_5f_Caractères_5f_correction"><text:span text:style-name="T130">= 2 </text:span></text:span><text:span text:style-name="_5f_Caractères_5f_correction"><text:span text:style-name="T129">L/s </text:span></text:span></text:p>
          <text:p text:style-name="P51"><text:span text:style-name="_5f_Caractères_5f_correction"><text:span text:style-name="T130">C’est la pompe 2 qui a le plus grand débit.</text:span></text:span></text:p>
        </text:list-item>
        <text:list-item>
          <text:h text:style-name="P44" text:outline-level="1"><text:span text:style-name="Bold_5f_niv3"><text:span text:style-name="T136"> </text:span></text:span><text:span text:style-name="Bold_5f_niv3"><text:span text:style-name="T121">Avec des </text:span></text:span><text:span text:style-name="Bold_5f_niv3">énergies</text:span></text:h>
        </text:list-item>
      </text:list>
      <text:list xml:id="list124459849407787" text:continue-list="list124460411271618" text:style-name="liste_5f_abc">
        <text:list-header>
          <text:p text:style-name="P70">On suppose qu’une personne a besoin d’environ 19 kWh d’électricité par jour. Une éolienne produit 5GWh d’électricité par an. Cette production est-elle suffisante pour couvrir les besoins annuels de 1 000 personnes ? </text:p>
          <text:p text:style-name="P71"><text:span text:style-name="_5f_Caractères_5f_correction"><text:span text:style-name="T164">B</text:span></text:span><text:span text:style-name="_5f_Caractères_5f_correction">esoins annuels de 1 000 personnes :</text:span></text:p>
          <text:p text:style-name="P72"><text:span text:style-name="_5f_Caractères_5f_correction"><text:span text:style-name="T54">19 </text:span></text:span><text:span text:style-name="_5f_Caractères_5f_correction"><text:span text:style-name="T55">×</text:span></text:span><text:span text:style-name="_5f_Caractères_5f_correction"> </text:span><text:span text:style-name="_5f_Caractères_5f_correction"><text:span text:style-name="T164">365 ×</text:span></text:span><text:span text:style-name="_5f_Caractères_5f_correction"> </text:span><text:span text:style-name="_5f_Caractères_5f_correction"><text:span text:style-name="T164">1000 </text:span></text:span><text:span text:style-name="_5f_Caractères_5f_correction"><text:span text:style-name="T55"> kWh <text:s/></text:span></text:span><text:span text:style-name="_5f_Caractères_5f_correction"><text:span text:style-name="T164">= 6 935 000 <text:s/></text:span></text:span><text:span text:style-name="_5f_Caractères_5f_correction"><text:span text:style-name="T55">kW</text:span></text:span><text:span text:style-name="_5f_Caractères_5f_correction"><text:span text:style-name="T54">h</text:span></text:span></text:p>
          <text:p text:style-name="P72"><text:span text:style-name="_5f_Caractères_5f_correction"><text:span text:style-name="T54"/></text:span></text:p>
          <text:p text:style-name="P71"><text:span text:style-name="_5f_Caractères_5f_correction"><text:span text:style-name="T142">Une éolienne produit </text:span></text:span><text:span text:style-name="_5f_Caractères_5f_correction"><text:span text:style-name="T164">en un an</text:span></text:span><text:span text:style-name="_5f_Caractères_5f_correction"><text:span text:style-name="T142"> :</text:span></text:span></text:p>
          <text:p text:style-name="P71"><text:span text:style-name="_5f_Caractères_5f_correction"><text:s/>5GWh </text:span><text:span text:style-name="_5f_Caractères_5f_correction"><text:span text:style-name="T164">= 5 000 000 </text:span></text:span><text:span text:style-name="_5f_Caractères_5f_correction">kW</text:span><text:span text:style-name="_5f_Caractères_5f_correction"><text:span text:style-name="T164">h</text:span></text:span></text:p>
          <text:p text:style-name="P71"><text:span text:style-name="_5f_Caractères_5f_correction"/></text:p>
          <text:p text:style-name="P71"><text:span text:style-name="_5f_Caractères_5f_correction"><text:span text:style-name="T164">Cette production est insuffisante <text:s/></text:span></text:span><text:span text:style-name="_5f_Caractères_5f_correction"><text:span text:style-name="T100">pour couvrir les besoins annuels de 1 000 personnes.</text:span></text:span></text:p>
          <text:p text:style-name="P52"><text:span text:style-name="_5f_pointillés_20_gris"><text:span text:style-name="T133"/></text:span></text:p>
          <text:p text:style-name="P52"><text:span text:style-name="_5f_pointillés_20_gris"><text:span text:style-name="T133"/></text:span></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1" svg:font-family="OpenSymbol" style:font-pitch="variable" style:font-charset="x-symbol"/>
    <style:font-face style:name="OpenSymbol2" svg:font-family="OpenSymbol" style:font-adornments="Oblique" style:font-pitch="variable" style:font-charset="x-symbol"/>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OpenSymbol" svg:font-family="OpenSymbol"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Times New Roman2" svg:font-family="'Times New Roman'" style:font-family-generic="swiss" style:font-pitch="variable"/>
    <style:font-face style:name="Bitstream Vera Sans6" svg:font-family="'Bitstream Vera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 draw:display-name="Dashed (var) 329" draw:style="rect" draw:dots1="1" draw:dots1-length="0.011cm" draw:dots2="1" draw:dots2-length="0.011cm" draw:distance="0.011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 draw:display-name="Dashed (var) 331" draw:style="rect" draw:dots1="1" draw:dots1-length="0.011cm" draw:dots2="1" draw:dots2-length="0.011cm" draw:distance="0.011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 draw:display-name="Dashed (var) 332" draw:style="rect" draw:dots1="1" draw:dots1-length="0.011cm" draw:dots2="1" draw:dots2-length="0.011cm" draw:distance="0.011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 draw:display-name="Dashed (var) 333" draw:style="rect" draw:dots1="1" draw:dots1-length="0.011cm" draw:dots2="1" draw:dots2-length="0.011cm" draw:distance="0.011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2"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2"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3"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2"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7fb241"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2"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2"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 fo:font-family="'Bitstream Vera Sans'" style:font-style-name="Gras" style:font-family-generic="swiss" style:font-pitch="variable" fo:font-size="9pt" fo:font-style="italic" fo:font-weight="normal"/>
    </style:style>
    <style:style style:name="En-tête_5f_couleur_5f_M10J30" style:display-name="En-tête_couleur_M10J30"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TC_5f_pair" style:display-name="TC_pair" style:family="paragraph" style:parent-style-name="Footer" style:class="extra">
      <loext:graphic-properties draw:fill="none" draw:fill-color="#cfe7f5"/>
      <style:paragraph-properties fo:margin-left="0.9cm" fo:margin-right="0cm" fo:text-align="start" style:justify-single-word="false" fo:text-indent="0cm" style:auto-text-indent="false" fo:background-color="transparent" style:shadow="none">
        <style:tab-stops/>
      </style:paragraph-properties>
      <style:text-properties fo:font-variant="small-caps" fo:color="#ff660d" loext:opacity="100%" style:font-name="Bitstream Vera Sans1"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TC_5f_impair" style:display-name="TC_impair" style:family="paragraph" style:parent-style-name="Footer" style:class="extra">
      <style:text-properties fo:font-variant="small-caps" fo:color="#ff660d" loext:opacity="100%" style:font-name="Bitstream Vera Sans1"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2"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Heading_20_10" style:display-name="Heading 10" style:family="paragraph" style:parent-style-name="Heading" style:default-outline-level="10" style:list-style-name=""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ffffff" loext:opacity="100%" style:font-name="Bitstream Vera Sans2"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1"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4"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5"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2"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4"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master-page-name="">
      <style:paragraph-properties style:page-number="auto"/>
    </style:style>
    <style:style style:name="_5f_Paragraphe_5f_Coche" style:display-name="_Paragraphe_Coche" style:family="paragraph" style:parent-style-name="_5f_Paragraphe"/>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2"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3"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2" fo:font-family="OpenSymbol" style:font-style-name="Oblique" style:font-pitch="variable" style:font-charset="x-symbol" fo:font-size="10pt" fo:font-style="normal" style:font-name-asian="OpenSymbol2" style:font-family-asian="OpenSymbol" style:font-style-name-asian="Oblique" style:font-pitch-asian="variable" style:font-charset-asian="x-symbol" style:font-name-complex="OpenSymbol2"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2"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loext:opacity="100%" style:font-name="Bitstream Vera Sans2"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5"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loext:opacity="100%" style:font-name="Bitstream Vera Sans3"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loext:opacity="100%" style:font-name="Bitstream Vera Sans3"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2"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2"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3" fo:font-family="'Bitstream Vera Sans'" style:font-style-name="Oblique" style:font-family-generic="swiss" style:font-pitch="variable" fo:font-size="10pt" fo:font-style="normal"/>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2"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loext:opacity="100%" style:font-name="Bitstream Vera Sans1"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5f_Niveau_5f_jaune" style:display-name="_Niveau_jaune" style:family="text">
      <style:text-properties fo:color="#000000" loext:opacity="1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Puce_5f_enonce3" style:display-name="Puce_enonce3" style:family="text" style:parent-style-name="Puce_5f_enonce2">
      <style:text-properties fo:color="#c74028" loext:opacity="100%" style:font-size-asian="10.5pt"/>
    </style:style>
    <style:style style:name="Enonce_5f_Niv3" style:display-name="Enonce_Niv3" style:family="text" style:parent-style-name="Enonce_5f_Niv2">
      <style:text-properties fo:color="#ffffff" loext:opacity="100%" style:font-name="Bitstream Vera Sans"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2"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5"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5"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2"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2"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2"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2"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2"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2"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2"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Character_5f_20_5f_style" style:display-name="Character_20_style" style:family="text"/>
    <style:style style:name="_5f_Caractères_5f_gras_5f_Vert_5f_Italique" style:display-name="_Caractères_gras_Vert_Italique" style:family="text" style:parent-style-name="_5f_Caractères">
      <style:text-properties fo:color="#069a2e" loext:opacity="100%" style:font-name="Bitstream Vera Sans2"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2"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2" fo:font-family="'Bitstream Vera Sans'" style:font-style-name="Roman" style:font-family-generic="swiss" style:font-pitch="variable" fo:font-size="10pt" fo:language="fr" fo:country="FR" style:letter-kerning="true" fo:background-color="#ffff00"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00" style:background-transparency="0%" draw:fill="solid" draw:fill-color="#ffff00"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Standard">
      <style:text-properties fo:font-size="2pt" style:font-size-asian="2pt" style:font-size-complex="2pt"/>
    </style:style>
    <style:style style:name="MP15" style:family="paragraph" style:parent-style-name="Header">
      <style:text-properties fo:font-size="3pt" style:font-size-asian="4pt" style:font-size-complex="4pt"/>
    </style:style>
    <style:style style:name="MP16"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17"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18"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19" style:family="paragraph" style:parent-style-name="Standard">
      <style:text-properties fo:font-size="6pt" style:font-size-asian="6pt" style:font-size-complex="6pt"/>
    </style:style>
    <style:style style:name="MP20"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3"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_5f_En-tête">
      <style:text-properties officeooo:paragraph-rsid="0053f0c5"/>
    </style:style>
    <style:style style:name="MP26" style:family="paragraph">
      <loext:graphic-properties draw:fill="solid" draw:fill-color="#7fb241"/>
    </style:style>
    <style:style style:name="MP27" style:family="paragraph">
      <style:paragraph-properties fo:text-align="center"/>
    </style:style>
    <style:style style:name="MP28"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MP29" style:family="paragraph" style:parent-style-name="Footer">
      <style:text-properties officeooo:rsid="00178920" officeooo:paragraph-rsid="00178920"/>
    </style:style>
    <style:style style:name="MP30" style:family="paragraph" style:parent-style-name="Folio">
      <style:paragraph-properties fo:text-align="center" style:justify-single-word="false"/>
      <style:text-properties fo:font-size="8pt" officeooo:paragraph-rsid="001ce334" style:font-size-asian="8pt" style:font-size-complex="8pt"/>
    </style:style>
    <style:style style:name="MP3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officeooo:paragraph-rsid="00261d22"/>
    </style:style>
    <style:style style:name="MP33" style:family="paragraph" style:parent-style-name="Header">
      <style:text-properties fo:font-size="14pt" style:font-size-asian="14pt" style:font-size-complex="14pt"/>
    </style:style>
    <style:style style:name="MP34"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loext:opacity="100%" style:font-name="Bitstream Vera Sans1" fo:font-size="16pt" fo:font-weight="bold" style:font-size-asian="16pt" style:font-weight-asian="bold" style:font-size-complex="16pt" style:font-weight-complex="bold"/>
    </style:style>
    <style:style style:name="MT6" style:family="text">
      <style:text-properties fo:language="zxx" fo:country="none" officeooo:rsid="0053f0c5" style:language-asian="zxx" style:country-asian="none"/>
    </style:style>
    <style:style style:name="MT7" style:family="text">
      <style:text-properties fo:font-variant="normal" fo:text-transform="none" fo:color="#7fb241" loext:opacity="100%" style:font-name="Bitstream Vera Sans1" fo:font-size="16pt" fo:language="zxx" fo:country="none" fo:font-style="normal" fo:text-shadow="none" fo:font-weight="bold" officeooo:rsid="0053f0c5" style:font-size-asian="16pt" style:language-asian="zxx" style:country-asian="none" style:font-style-asian="normal" style:font-size-complex="16pt" style:font-style-complex="normal"/>
    </style:style>
    <style:style style:name="MT8" style:family="text">
      <style:text-properties fo:font-variant="normal" fo:text-transform="none" fo:color="#7fb241" loext:opacity="100%" style:font-name="Bitstream Vera Sans1" fo:font-size="16pt" fo:language="zxx" fo:country="none" fo:font-style="normal" fo:text-shadow="none" fo:font-weight="bold" officeooo:rsid="005f8cc2" style:font-size-asian="16pt" style:language-asian="zxx" style:country-asian="none" style:font-style-asian="normal" style:font-size-complex="16pt" style:font-style-complex="normal"/>
    </style:style>
    <style:style style:name="MT9" style:family="text">
      <style:text-properties officeooo:rsid="00546213"/>
    </style:style>
    <style:style style:name="MT10" style:family="text">
      <style:text-properties officeooo:rsid="00261d22"/>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6">Série 2: Multiplier deux nombres relatifs</text:p>
      </style:header>
      <style:footer>
        <text:h text:style-name="MP7" text:outline-level="1">Chapitre A2: Nombres relatifs</text:h>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3"><text:span text:style-name="MT1">Série 2 :</text:span> <text:span text:style-name="MT1">???</text:span></text:p>
      </style:header>
      <style:footer>
        <text:p text:style-name="MP8">Chapitre <text:span text:style-name="MT2">? : ...</text:span></text:p>
      </style:footer>
      <style:footer-left>
        <text:p text:style-name="MP9">Série 2 :<text:tab/> <text:s text:c="87"/>Chapitre G? : ...</text:p>
      </style:footer-left>
    </style:master-page>
    <style:master-page style:name="_5f_Fiche_20_éditeur_20_série_20_4_20_impaire_20__28_D_29_" style:display-name="_Fiche éditeur série 4 impaire (D)" style:page-layout-name="Mpm10" style:next-style-name="_5f_Fiche_20_éditeur_20_série_20_4_20_paire_20__28_G_29_">
      <style:header>
        <text:p text:style-name="MP10">Série 4 : ???</text:p>
      </style:header>
      <style:footer>
        <text:p text:style-name="MP11">Chapitre ? : ...</text:p>
      </style:footer>
      <style:footer-left>
        <text:p text:style-name="MP12"/>
      </style:footer-left>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10">Série 4 : ???</text:p>
      </style:header>
      <style:footer>
        <text:p text:style-name="MP13">Chapitre ? : ...</text:p>
      </style:footer>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1_20_impaire_20__28_D_29_" style:display-name="_Fiche éditeur série 1 impaire (D)" style:page-layout-name="Mpm12"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9">Série 1 :<text:tab/><text:tab/> <text:s text:c="43"/>Chapitre G? : ...</text:p>
      </style:footer-left>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10">Série 3 : ???</text:p>
      </style:header>
      <style:footer>
        <text:p text:style-name="MP13">Chapitre ? : ...</text:p>
      </style:foot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12"/>
      </style:footer-left>
    </style:master-page>
    <style:master-page style:name="_5f_Fiche_20_du_20_livret_20_pair" style:display-name="_Fiche du livret pair" style:page-layout-name="Mpm13">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3">N4 : Fractions</text:p>
              </table:table-cell>
              <table:table-cell table:style-name="Tableau18.A1" office:value-type="string">
                <text:p text:style-name="MP33"/>
              </table:table-cell>
            </table:table-row>
          </table:table-header-rows>
          <table:table-row table:style-name="Tableau18.1">
            <table:covered-table-cell/>
            <table:table-cell table:style-name="Tableau18.A1" office:value-type="string">
              <text:p text:style-name="MP34">Série 1 : Fractions et parts</text:p>
            </table:table-cell>
            <table:table-cell table:style-name="Tableau18.A1" office:value-type="string">
              <text:p text:style-name="MP34"/>
            </table:table-cell>
          </table:table-row>
        </table:table>
        <text:p text:style-name="MP14"/>
      </style:header>
    </style:master-page>
    <style:master-page style:name="_5f_Fiche_20_format_20_Site" style:display-name="_Fiche format Site" style:page-layout-name="Mpm14">
      <style:header>
        <text:p text:style-name="MP15"/>
        <text:p text:style-name="MP16"><text:span text:style-name="MT3">Chapitre N3 :</text:span> <text:span text:style-name="MT4">Nombres fractions</text:span></text:p>
        <text:p text:style-name="MP17">Série 2 : Fractions et partage <text:s text:c="75"/></text:p>
      </style:header>
    </style:master-page>
    <style:master-page style:name="_5f_Fiche_20_éditeur_20_synthèse_20_impaire_20__28_D_29_" style:display-name="_Fiche éditeur synthèse impaire (D)" style:page-layout-name="Mpm10" style:next-style-name="_5f_Fiche_20_éditeur_20_synthèse_20_paire_20__28_G_29_">
      <style:header>
        <text:p text:style-name="MP10">Synthèse</text:p>
      </style:header>
      <style:footer>
        <text:p text:style-name="MP8">Chapitre ? : ...</text:p>
      </style:footer>
      <style:footer-left>
        <text:p text:style-name="MP18"/>
      </style:footer-left>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10">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19"><text:tab/><text:tab/><text:tab/><text:tab/><text:tab/><text:tab/></text:p>
        <text:p text:style-name="MP19"/>
      </style:header>
      <style:footer>
        <text:p text:style-name="MP20">Chapitre G? :<text:tab/><text:tab/> <text:s text:c="93"/>Série ? :</text:p>
      </style:footer>
      <style:footer-left>
        <text:p text:style-name="MP21">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impaire_20__28_D_29_" style:display-name="_Fiche éditeur série 5 impaire (D)" style:page-layout-name="Mpm18" style:next-style-name="_5f_Fiche_20_éditeur_20_série_20_5_20_paire_20__28_G_29_">
      <style:header>
        <text:p text:style-name="Header">Série 5 : Graphiques</text:p>
      </style:header>
      <style:footer>
        <text:p text:style-name="MP11">Chapitre D1 : Proportionnalité</text:p>
      </style:footer>
      <style:footer-left>
        <text:p text:style-name="MP22">Chapitre D1 : Proportionnalité</text:p>
      </style:footer-left>
    </style:master-page>
    <style:master-page style:name="_5f_Fiche_20_éditeur_20_série_20_5_20_paire_20__28_G_29_" style:display-name="_Fiche éditeur série 5 paire (G)" style:page-layout-name="Mpm19" style:next-style-name="_5f_Fiche_20_éditeur_20_série_20_5_20_impaire_20__28_D_29_">
      <style:header>
        <text:p text:style-name="Header">Série 5 : Graphiques</text:p>
      </style:header>
      <style:footer>
        <text:p text:style-name="MP23">Proportionnalité : Chapitre D1</text:p>
      </style:footer>
      <style:footer-left>
        <text:p text:style-name="MP24">Chapitre D1 : Proportionnalité</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draw:style-name="Mdp1">
      <style:header>
        <text:p text:style-name="MP25"><draw:path text:anchor-type="paragraph" draw:z-index="1" draw:name="Forme1" draw:style-name="Mgr1" draw:text-style-name="MP26" svg:width="4.329cm" svg:height="2.24cm" svg:x="-1.499cm" svg:y="-1cm" svg:viewBox="0 0 4330 2241" svg:d="M0 2241l3984-288c209-15 363-168 345-342l-170-1611h-4159z"><text:p/></draw:path><draw:frame text:anchor-type="paragraph" draw:z-index="3" draw:name="Forme2" draw:style-name="Mgr2" draw:text-style-name="MP28" svg:width="2.703cm" svg:height="0.715cm" draw:transform="rotate (0.0872664625997165) translate (-0.172861111111111cm 0.218722222222222cm)"><draw:text-box><text:p text:style-name="MP27"><text:span text:style-name="MT5">Série 2</text:span></text:p></draw:text-box></draw:frame><draw:line text:anchor-type="paragraph" draw:z-index="34" draw:name="Forme3" draw:style-name="Mgr3" draw:text-style-name="MP27" svg:x1="18.801cm" svg:y1="0.36cm" svg:x2="28.143cm" svg:y2="0.36cm"><text:p/></draw:line><text:span text:style-name="MT6">Conver</text:span><text:span text:style-name="MT7">t</text:span><text:span text:style-name="MT8">ir des grandeurs</text:span></text:p>
      </style:header>
      <style:footer>
        <text:p text:style-name="MP29"><draw:frame draw:style-name="Mfr1" draw:name="Cadre1" text:anchor-type="paragraph" svg:y="-0.06cm" draw:z-index="5"><draw:text-box fo:min-height="0.499cm" fo:min-width="3cm"><draw:frame draw:style-name="Mfr2" draw:name="Cadre2" text:anchor-type="frame" svg:x="0.45cm" svg:y="0.079cm" svg:width="0.817cm" draw:z-index="7"><draw:text-box fo:min-height="0.355cm"><text:p text:style-name="MP30"><draw:g text:anchor-type="paragraph" draw:z-index="31" draw:name="Forme4" draw:style-name="Mgr4"><draw:path draw:style-name="Mgr5" draw:text-style-name="MP31" svg:width="0.855cm" svg:height="1.172cm" svg:x="-0.03cm" svg:y="-0.194cm" svg:viewBox="0 0 856 1173" svg:d="M856 1173h-856v-991c0-100 79-182 175-182h505c97 0 176 82 176 182z"><text:p/></draw:path></draw:g><text:page-number text:select-page="current">81</text:page-number></text:p></draw:text-box></draw:frame><text:p text:style-name="MP32"><text:span text:style-name="MT9">Grandeurs et mesures</text:span> • <text:span text:style-name="MT10">C</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9-21T12:44:58.584000000</dc:date>
    <meta:printed-by>Katia Hache</meta:printed-by>
    <meta:print-date>2008-12-06T20:07:18</meta:print-date>
    <meta:editing-cycles>128</meta:editing-cycles>
    <meta:editing-duration>P1DT8H18M33S</meta:editing-duration>
    <meta:document-statistic meta:table-count="1" meta:image-count="0" meta:object-count="23" meta:page-count="2" meta:paragraph-count="115" meta:word-count="810" meta:character-count="4033" meta:non-whitespace-character-count="2905"/>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13</mn>
      <mn>3</mn>
    </mfrac>
    <annotation encoding="StarMath 5.0">13over3</annotation>
  </semantics>
</math>
</file>

<file path=Object 10/content.xml><?xml version="1.0" encoding="utf-8"?>
<math xmlns="http://www.w3.org/1998/Math/MathML" display="block">
  <semantics>
    <mrow>
      <mn>3,5</mn>
      <mrow>
        <mspace width="0.5em"/>
        <mo stretchy="false">×</mo>
        <mspace width="0.5em"/>
      </mrow>
      <mfrac>
        <mrow>
          <mn>3</mn>
          <mspace width="0.5em"/>
          <mn>600</mn>
        </mrow>
        <mrow>
          <mn>1</mn>
          <mspace width="0.5em"/>
          <mn>000</mn>
        </mrow>
      </mfrac>
    </mrow>
    <annotation encoding="StarMath 5.0">3,5 `times` {{3`600} over {1`000}} </annotation>
  </semantics>
</math>
</file>

<file path=Object 11/content.xml><?xml version="1.0" encoding="utf-8"?>
<math xmlns="http://www.w3.org/1998/Math/MathML" display="block">
  <semantics>
    <mrow>
      <mn>600</mn>
      <mrow>
        <mspace width="0.5em"/>
        <mo stretchy="false">×</mo>
        <mspace width="0.5em"/>
      </mrow>
      <mfrac>
        <mn>60</mn>
        <mrow>
          <mn>1</mn>
          <mspace width="0.5em"/>
          <mn>000</mn>
        </mrow>
      </mfrac>
    </mrow>
    <annotation encoding="StarMath 5.0">600 `times` {{60} over {1`000}} </annotation>
  </semantics>
</math>
</file>

<file path=Object 12/content.xml><?xml version="1.0" encoding="utf-8"?>
<math xmlns="http://www.w3.org/1998/Math/MathML" display="block">
  <semantics>
    <mrow>
      <mn>74</mn>
      <mrow>
        <mspace width="0.5em"/>
        <mo stretchy="false">×</mo>
        <mspace width="0.5em"/>
      </mrow>
      <mfrac>
        <mrow>
          <mn>1</mn>
          <mspace width="0.5em"/>
          <mn>000</mn>
        </mrow>
        <mrow>
          <mn>3</mn>
          <mspace width="0.5em"/>
          <mn>600</mn>
        </mrow>
      </mfrac>
    </mrow>
    <annotation encoding="StarMath 5.0">74 `times` {{1`000} over {3`600}} </annotation>
  </semantics>
</math>
</file>

<file path=Object 13/content.xml><?xml version="1.0" encoding="utf-8"?>
<math xmlns="http://www.w3.org/1998/Math/MathML" display="block">
  <semantics>
    <mfrac>
      <mrow>
        <mn>1</mn>
        <mspace width="0.5em"/>
        <mn>235,05</mn>
      </mrow>
      <mn>60</mn>
    </mfrac>
    <annotation encoding="StarMath 5.0"> {{1`235,05} over {60}} </annotation>
  </semantics>
</math>
</file>

<file path=Object 14/content.xml><?xml version="1.0" encoding="utf-8"?>
<math xmlns="http://www.w3.org/1998/Math/MathML" display="block">
  <semantics>
    <mrow>
      <mn>124,6</mn>
      <mrow>
        <mspace width="0.5em"/>
        <mo stretchy="false">×</mo>
        <mspace width="0.5em"/>
      </mrow>
      <mfrac>
        <mn>10</mn>
        <mn>60</mn>
      </mfrac>
    </mrow>
    <annotation encoding="StarMath 5.0">124,6 `times` {{10} over {60}} </annotation>
  </semantics>
</math>
</file>

<file path=Object 15/content.xml><?xml version="1.0" encoding="utf-8"?>
<math xmlns="http://www.w3.org/1998/Math/MathML" display="block">
  <semantics>
    <mrow>
      <mfrac>
        <mrow>
          <mn>143</mn>
          <mspace width="0.5em"/>
          <mn>000</mn>
          <mspace width="0.5em"/>
          <mn>000</mn>
        </mrow>
        <mrow>
          <mn>3</mn>
          <mspace width="0.5em"/>
          <mn>600</mn>
        </mrow>
      </mfrac>
      <mspace width="0.5em"/>
      <mrow>
        <msup>
          <mtext>cm</mtext>
          <mn>3</mn>
        </msup>
        <mtext>/s</mtext>
      </mrow>
    </mrow>
    <annotation encoding="StarMath 5.0">{143`000`000} over {3`600}` { "cm"^3"/s" }</annotation>
  </semantics>
</math>
</file>

<file path=Object 16/content.xml><?xml version="1.0" encoding="utf-8"?>
<math xmlns="http://www.w3.org/1998/Math/MathML" display="block">
  <semantics>
    <mfrac>
      <mrow>
        <mn>357</mn>
        <mspace width="0.5em"/>
        <mn>500</mn>
      </mrow>
      <mn>9</mn>
    </mfrac>
    <annotation encoding="StarMath 5.0">{357`500} over {9} </annotation>
  </semantics>
</math>
</file>

<file path=Object 17/content.xml><?xml version="1.0" encoding="utf-8"?>
<math xmlns="http://www.w3.org/1998/Math/MathML" display="block">
  <semantics>
    <mfrac>
      <mrow>
        <mn>45</mn>
        <mspace width="0.5em"/>
        <mn>000</mn>
      </mrow>
      <mrow>
        <mn>3</mn>
        <mspace width="0.5em"/>
        <mn>600</mn>
      </mrow>
    </mfrac>
    <annotation encoding="StarMath 5.0">{45`000} over {3`600} </annotation>
  </semantics>
</math>
</file>

<file path=Object 18/content.xml><?xml version="1.0" encoding="utf-8"?>
<math xmlns="http://www.w3.org/1998/Math/MathML" display="block">
  <semantics>
    <mfrac>
      <mrow>
        <mn>23</mn>
        <mspace width="0.5em"/>
        <mn>700</mn>
      </mrow>
      <mrow>
        <mn>3</mn>
        <mspace width="0.5em"/>
        <mn>600</mn>
      </mrow>
    </mfrac>
    <annotation encoding="StarMath 5.0">{23`700} over {3`600} </annotation>
  </semantics>
</math>
</file>

<file path=Object 19/content.xml><?xml version="1.0" encoding="utf-8"?>
<math xmlns="http://www.w3.org/1998/Math/MathML" display="block">
  <semantics>
    <mfrac>
      <mn>79</mn>
      <mn>12</mn>
    </mfrac>
    <annotation encoding="StarMath 5.0">{79} over {12} </annotation>
  </semantics>
</math>
</file>

<file path=Object 2/content.xml><?xml version="1.0" encoding="utf-8"?>
<math xmlns="http://www.w3.org/1998/Math/MathML" display="block">
  <semantics>
    <mrow>
      <mn>130</mn>
      <mrow>
        <mspace width="0.5em"/>
        <mo stretchy="false">×</mo>
        <mspace width="0.5em"/>
      </mrow>
      <mfrac>
        <mrow>
          <mn>1</mn>
          <mspace width="0.5em"/>
          <mn>000</mn>
        </mrow>
        <mrow>
          <mn>3</mn>
          <mspace width="0.5em"/>
          <mn>600</mn>
        </mrow>
      </mfrac>
    </mrow>
    <annotation encoding="StarMath 5.0">130 `times` {{1`000} over {3`600}} </annotation>
  </semantics>
</math>
</file>

<file path=Object 20/content.xml><?xml version="1.0" encoding="utf-8"?>
<math xmlns="http://www.w3.org/1998/Math/MathML" display="block">
  <semantics>
    <mfrac>
      <mrow>
        <mn>2,5</mn>
        <mo stretchy="false">×</mo>
        <mrow>
          <mn>3</mn>
          <mspace width="0.5em"/>
          <mn>600</mn>
        </mrow>
      </mrow>
      <mrow>
        <mn>1</mn>
        <mspace width="0.5em"/>
        <mn>000</mn>
      </mrow>
    </mfrac>
    <annotation encoding="StarMath 5.0">2,5 times{3`600} over {1`000} </annotation>
  </semantics>
</math>
</file>

<file path=Object 21/content.xml><?xml version="1.0" encoding="utf-8"?>
<math xmlns="http://www.w3.org/1998/Math/MathML" display="block">
  <semantics>
    <mfrac>
      <mrow>
        <mn>750</mn>
        <mo stretchy="false">×</mo>
        <mn>60</mn>
      </mrow>
      <mrow>
        <mn>1</mn>
        <mspace width="0.5em"/>
        <mn>000</mn>
      </mrow>
    </mfrac>
    <annotation encoding="StarMath 5.0">750 times{60} over {1`000} </annotation>
  </semantics>
</math>
</file>

<file path=Object 22/content.xml><?xml version="1.0" encoding="utf-8"?>
<math xmlns="http://www.w3.org/1998/Math/MathML" display="block">
  <semantics>
    <mrow>
      <mn>65,8</mn>
      <mo stretchy="false">×</mo>
      <mrow>
        <mn>1</mn>
        <mspace width="0.5em"/>
        <mn>000</mn>
      </mrow>
      <mo stretchy="false">×</mo>
      <mrow>
        <mn>3</mn>
        <mspace width="0.5em"/>
        <mn>600</mn>
      </mrow>
    </mrow>
    <annotation encoding="StarMath 5.0">65,8 times{1`000} times {3`600} </annotation>
  </semantics>
</math>
</file>

<file path=Object 23/content.xml><?xml version="1.0" encoding="utf-8"?>
<math xmlns="http://www.w3.org/1998/Math/MathML" display="block">
  <semantics>
    <mrow>
      <mn>7,2</mn>
      <mrow>
        <mspace width="0.5em"/>
        <mo stretchy="false">×</mo>
        <mspace width="0.5em"/>
      </mrow>
      <mfrac>
        <mrow>
          <mn>1</mn>
          <mspace width="0.5em"/>
          <mn>000</mn>
        </mrow>
        <mrow>
          <mn>3</mn>
          <mspace width="0.5em"/>
          <mn>600</mn>
        </mrow>
      </mfrac>
    </mrow>
    <annotation encoding="StarMath 5.0">7,2 `times` {{1`000} over {3`600}} </annotation>
  </semantics>
</math>
</file>

<file path=Object 3/content.xml><?xml version="1.0" encoding="utf-8"?>
<math xmlns="http://www.w3.org/1998/Math/MathML" display="block">
  <semantics>
    <mfrac>
      <mn>325</mn>
      <mn>9</mn>
    </mfrac>
    <annotation encoding="StarMath 5.0">{325 over 9} </annotation>
  </semantics>
</math>
</file>

<file path=Object 4/content.xml><?xml version="1.0" encoding="utf-8"?>
<math xmlns="http://www.w3.org/1998/Math/MathML" display="block">
  <semantics>
    <mrow>
      <mn>50</mn>
      <mrow>
        <mspace width="0.5em"/>
        <mo stretchy="false">×</mo>
        <mspace width="0.5em"/>
      </mrow>
      <mfrac>
        <mrow>
          <mn>1</mn>
          <mspace width="0.5em"/>
          <mn>000</mn>
        </mrow>
        <mrow>
          <mn>3</mn>
          <mspace width="0.5em"/>
          <mn>600</mn>
        </mrow>
      </mfrac>
    </mrow>
    <annotation encoding="StarMath 5.0">50 `times` {{1`000} over {3`600}} </annotation>
  </semantics>
</math>
</file>

<file path=Object 5/content.xml><?xml version="1.0" encoding="utf-8"?>
<math xmlns="http://www.w3.org/1998/Math/MathML" display="block">
  <semantics>
    <mfrac>
      <mn>125</mn>
      <mn>9</mn>
    </mfrac>
    <annotation encoding="StarMath 5.0">{125 over 9} </annotation>
  </semantics>
</math>
</file>

<file path=Object 6/content.xml><?xml version="1.0" encoding="utf-8"?>
<math xmlns="http://www.w3.org/1998/Math/MathML" display="block">
  <semantics>
    <mrow>
      <mn>130</mn>
      <mrow>
        <mspace width="0.5em"/>
        <mo stretchy="false">×</mo>
        <mspace width="0.5em"/>
      </mrow>
      <mfrac>
        <mrow>
          <mn>1</mn>
          <mspace width="0.5em"/>
          <mn>000</mn>
        </mrow>
        <mrow>
          <mn>3</mn>
          <mspace width="0.5em"/>
          <mn>600</mn>
        </mrow>
      </mfrac>
    </mrow>
    <annotation encoding="StarMath 5.0">130 `times` {{1`000} over {3`600}} </annotation>
  </semantics>
</math>
</file>

<file path=Object 7/content.xml><?xml version="1.0" encoding="utf-8"?>
<math xmlns="http://www.w3.org/1998/Math/MathML" display="block">
  <semantics>
    <mfrac>
      <mn>325</mn>
      <mn>9</mn>
    </mfrac>
    <annotation encoding="StarMath 5.0">{325 over 9} </annotation>
  </semantics>
</math>
</file>

<file path=Object 8/content.xml><?xml version="1.0" encoding="utf-8"?>
<math xmlns="http://www.w3.org/1998/Math/MathML" display="block">
  <semantics>
    <mrow>
      <mn>99</mn>
      <mrow>
        <mspace width="0.5em"/>
        <mo stretchy="false">×</mo>
        <mspace width="0.5em"/>
      </mrow>
      <mfrac>
        <mrow>
          <mn>1</mn>
          <mspace width="0.5em"/>
          <mn>000</mn>
        </mrow>
        <mrow>
          <mn>3</mn>
          <mspace width="0.5em"/>
          <mn>600</mn>
        </mrow>
      </mfrac>
    </mrow>
    <annotation encoding="StarMath 5.0">99 `times` {{1`000} over {3`600}} </annotation>
  </semantics>
</math>
</file>

<file path=Object 9/content.xml><?xml version="1.0" encoding="utf-8"?>
<math xmlns="http://www.w3.org/1998/Math/MathML" display="block">
  <semantics>
    <mrow>
      <mn>17,3</mn>
      <mrow>
        <mspace width="0.5em"/>
        <mo stretchy="false">×</mo>
        <mspace width="0.5em"/>
      </mrow>
      <mfrac>
        <mrow>
          <mn>3</mn>
          <mspace width="0.5em"/>
          <mn>600</mn>
        </mrow>
        <mrow>
          <mn>1</mn>
          <mspace width="0.5em"/>
          <mn>000</mn>
        </mrow>
      </mfrac>
    </mrow>
    <annotation encoding="StarMath 5.0">17,3 `times` {{3`600} over {1`000}} </annotation>
  </semantics>
</math>
</file>